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1" table:style-name="ta1">
        <table:shapes>
          <draw:frame draw:z-index="0" draw:style-name="gr1" draw:text-style-name="P1" svg:width="453.51pt" svg:height="255.09pt" svg:x="449.94pt" svg:y="52.98pt">
            <loext:p draw:notify-on-update-of-ranges="'Test Ratio 0.1'.C2:'Test Ratio 0.1'.G2 'Test Ratio 0.1'.B3:'Test Ratio 0.1'.B3 'Test Ratio 0.1'.C3:'Test Ratio 0.1'.G3 'Test Ratio 0.1'.B4:'Test Ratio 0.1'.B4 'Test Ratio 0.1'.C4:'Test Ratio 0.1'.G4 'Test Ratio 0.1'.B5:'Test Ratio 0.1'.B5 'Test Ratio 0.1'.C5:'Test Ratio 0.1'.G5 'Test Ratio 0.1'.B6:'Test Ratio 0.1'.B6 'Test Ratio 0.1'.C6:'Test Ratio 0.1'.G6 'Test Ratio 0.1'.B7:'Test Ratio 0.1'.B7 'Test Ratio 0.1'.C7:'Test Ratio 0.1'.G7 'Test Ratio 0.1'.B8:'Test Ratio 0.1'.B8 'Test Ratio 0.1'.C8:'Test Ratio 0.1'.G8 'Test Ratio 0.1'.B9:'Test Ratio 0.1'.B9 'Test Ratio 0.1'.C9:'Test Ratio 0.1'.G9 'Test Ratio 0.1'.B10:'Test Ratio 0.1'.B10 'Test Ratio 0.1'.C10:'Test Ratio 0.1'.G10 'Test Ratio 0.1'.B11:'Test Ratio 0.1'.B11 'Test Ratio 0.1'.C11:'Test Ratio 0.1'.G11 'Test Ratio 0.1'.B12:'Test Ratio 0.1'.B12 'Test Ratio 0.1'.C12:'Test Ratio 0.1'.G12 'Test Ratio 0.1'.B13:'Test Ratio 0.1'.B13 'Test Ratio 0.1'.C13:'Test Ratio 0.1'.G13 'Test Ratio 0.1'.B14:'Test Ratio 0.1'.B14 'Test Ratio 0.1'.C14:'Test Ratio 0.1'.G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97970984602" calcext:value-type="float">
            <text:p>0.797970984602</text:p>
          </table:table-cell>
          <table:table-cell office:value-type="float" office:value="0.582977534448" calcext:value-type="float">
            <text:p>0.582977534448</text:p>
          </table:table-cell>
          <table:table-cell office:value-type="float" office:value="0.62266313933" calcext:value-type="float">
            <text:p>0.62266313933</text:p>
          </table:table-cell>
          <table:table-cell office:value-type="float" office:value="0.675925925926" calcext:value-type="float">
            <text:p>0.675925925926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810456697299" calcext:value-type="float">
            <text:p>0.810456697299</text:p>
          </table:table-cell>
          <table:table-cell office:value-type="float" office:value="0.681685906686" calcext:value-type="float">
            <text:p>0.681685906686</text:p>
          </table:table-cell>
          <table:table-cell office:value-type="float" office:value="0.701366843034" calcext:value-type="float">
            <text:p>0.701366843034</text:p>
          </table:table-cell>
          <table:table-cell office:value-type="float" office:value="0.675925925926" calcext:value-type="float">
            <text:p>0.675925925926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22156738648" calcext:value-type="float">
            <text:p>0.722156738648</text:p>
          </table:table-cell>
          <table:table-cell office:value-type="float" office:value="0.681685906686" calcext:value-type="float">
            <text:p>0.681685906686</text:p>
          </table:table-cell>
          <table:table-cell office:value-type="float" office:value="0.701366843034" calcext:value-type="float">
            <text:p>0.701366843034</text:p>
          </table:table-cell>
          <table:table-cell office:value-type="float" office:value="0.675925925926" calcext:value-type="float">
            <text:p>0.675925925926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22156738648" calcext:value-type="float">
            <text:p>0.722156738648</text:p>
          </table:table-cell>
          <table:table-cell office:value-type="float" office:value="0.681685906686" calcext:value-type="float">
            <text:p>0.681685906686</text:p>
          </table:table-cell>
          <table:table-cell office:value-type="float" office:value="0.701366843034" calcext:value-type="float">
            <text:p>0.701366843034</text:p>
          </table:table-cell>
          <table:table-cell office:value-type="float" office:value="0.675925925926" calcext:value-type="float">
            <text:p>0.675925925926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22156738648" calcext:value-type="float">
            <text:p>0.722156738648</text:p>
          </table:table-cell>
          <table:table-cell office:value-type="float" office:value="0.681685906686" calcext:value-type="float">
            <text:p>0.681685906686</text:p>
          </table:table-cell>
          <table:table-cell office:value-type="float" office:value="0.701366843034" calcext:value-type="float">
            <text:p>0.701366843034</text:p>
          </table:table-cell>
          <table:table-cell office:value-type="float" office:value="0.675925925926" calcext:value-type="float">
            <text:p>0.675925925926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22156738648" calcext:value-type="float">
            <text:p>0.722156738648</text:p>
          </table:table-cell>
          <table:table-cell office:value-type="float" office:value="0.681685906686" calcext:value-type="float">
            <text:p>0.681685906686</text:p>
          </table:table-cell>
          <table:table-cell office:value-type="float" office:value="0.701366843034" calcext:value-type="float">
            <text:p>0.701366843034</text:p>
          </table:table-cell>
          <table:table-cell office:value-type="float" office:value="0.675925925926" calcext:value-type="float">
            <text:p>0.675925925926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22156738648" calcext:value-type="float">
            <text:p>0.722156738648</text:p>
          </table:table-cell>
          <table:table-cell office:value-type="float" office:value="0.681685906686" calcext:value-type="float">
            <text:p>0.681685906686</text:p>
          </table:table-cell>
          <table:table-cell office:value-type="float" office:value="0.701366843034" calcext:value-type="float">
            <text:p>0.701366843034</text:p>
          </table:table-cell>
          <table:table-cell office:value-type="float" office:value="0.675925925926" calcext:value-type="float">
            <text:p>0.675925925926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22156738648" calcext:value-type="float">
            <text:p>0.722156738648</text:p>
          </table:table-cell>
          <table:table-cell office:value-type="float" office:value="0.681685906686" calcext:value-type="float">
            <text:p>0.681685906686</text:p>
          </table:table-cell>
          <table:table-cell office:value-type="float" office:value="0.701366843034" calcext:value-type="float">
            <text:p>0.701366843034</text:p>
          </table:table-cell>
          <table:table-cell office:value-type="float" office:value="0.675925925926" calcext:value-type="float">
            <text:p>0.675925925926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75925925926" calcext:value-type="float">
            <text:p>0.675925925926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2" table:style-name="ta1">
        <table:shapes>
          <draw:frame draw:z-index="0" draw:style-name="gr1" draw:text-style-name="P1" svg:width="453.51pt" svg:height="255.09pt" svg:x="466.84pt" svg:y="13.83pt">
            <loext:p draw:notify-on-update-of-ranges="'Test Ratio 0.2'.C2:'Test Ratio 0.2'.G2 'Test Ratio 0.2'.B3:'Test Ratio 0.2'.B3 'Test Ratio 0.2'.C3:'Test Ratio 0.2'.G3 'Test Ratio 0.2'.B4:'Test Ratio 0.2'.B4 'Test Ratio 0.2'.C4:'Test Ratio 0.2'.G4 'Test Ratio 0.2'.B5:'Test Ratio 0.2'.B5 'Test Ratio 0.2'.C5:'Test Ratio 0.2'.G5 'Test Ratio 0.2'.B6:'Test Ratio 0.2'.B6 'Test Ratio 0.2'.C6:'Test Ratio 0.2'.G6 'Test Ratio 0.2'.B7:'Test Ratio 0.2'.B7 'Test Ratio 0.2'.C7:'Test Ratio 0.2'.G7 'Test Ratio 0.2'.B8:'Test Ratio 0.2'.B8 'Test Ratio 0.2'.C8:'Test Ratio 0.2'.G8 'Test Ratio 0.2'.B9:'Test Ratio 0.2'.B9 'Test Ratio 0.2'.C9:'Test Ratio 0.2'.G9 'Test Ratio 0.2'.B10:'Test Ratio 0.2'.B10 'Test Ratio 0.2'.C10:'Test Ratio 0.2'.G10 'Test Ratio 0.2'.B11:'Test Ratio 0.2'.B11 'Test Ratio 0.2'.C11:'Test Ratio 0.2'.G11 'Test Ratio 0.2'.B12:'Test Ratio 0.2'.B12 'Test Ratio 0.2'.C12:'Test Ratio 0.2'.G12 'Test Ratio 0.2'.B13:'Test Ratio 0.2'.B13 'Test Ratio 0.2'.C13:'Test Ratio 0.2'.G13 'Test Ratio 0.2'.B14:'Test Ratio 0.2'.B14 'Test Ratio 0.2'.C14:'Test Ratio 0.2'.G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91915056621" calcext:value-type="float">
            <text:p>0.991915056621</text:p>
          </table:table-cell>
          <table:table-cell office:value-type="float" office:value="0.32175347132" calcext:value-type="float">
            <text:p>0.32175347132</text:p>
          </table:table-cell>
          <table:table-cell office:value-type="float" office:value="0.590739933871" calcext:value-type="float">
            <text:p>0.590739933871</text:p>
          </table:table-cell>
          <table:table-cell office:value-type="float" office:value="0.679783950617" calcext:value-type="float">
            <text:p>0.679783950617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844208453941" calcext:value-type="float">
            <text:p>0.844208453941</text:p>
          </table:table-cell>
          <table:table-cell office:value-type="float" office:value="0.694147343004" calcext:value-type="float">
            <text:p>0.694147343004</text:p>
          </table:table-cell>
          <table:table-cell office:value-type="float" office:value="0.711785646557" calcext:value-type="float">
            <text:p>0.711785646557</text:p>
          </table:table-cell>
          <table:table-cell office:value-type="float" office:value="0.679783950617" calcext:value-type="float">
            <text:p>0.679783950617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8732703465" calcext:value-type="float">
            <text:p>0.718732703465</text:p>
          </table:table-cell>
          <table:table-cell office:value-type="float" office:value="0.696562801941" calcext:value-type="float">
            <text:p>0.696562801941</text:p>
          </table:table-cell>
          <table:table-cell office:value-type="float" office:value="0.711785646557" calcext:value-type="float">
            <text:p>0.711785646557</text:p>
          </table:table-cell>
          <table:table-cell office:value-type="float" office:value="0.679783950617" calcext:value-type="float">
            <text:p>0.679783950617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8732703465" calcext:value-type="float">
            <text:p>0.718732703465</text:p>
          </table:table-cell>
          <table:table-cell office:value-type="float" office:value="0.696562801941" calcext:value-type="float">
            <text:p>0.696562801941</text:p>
          </table:table-cell>
          <table:table-cell office:value-type="float" office:value="0.711785646557" calcext:value-type="float">
            <text:p>0.711785646557</text:p>
          </table:table-cell>
          <table:table-cell office:value-type="float" office:value="0.679783950617" calcext:value-type="float">
            <text:p>0.679783950617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8732703465" calcext:value-type="float">
            <text:p>0.718732703465</text:p>
          </table:table-cell>
          <table:table-cell office:value-type="float" office:value="0.696562801941" calcext:value-type="float">
            <text:p>0.696562801941</text:p>
          </table:table-cell>
          <table:table-cell office:value-type="float" office:value="0.711785646557" calcext:value-type="float">
            <text:p>0.711785646557</text:p>
          </table:table-cell>
          <table:table-cell office:value-type="float" office:value="0.679783950617" calcext:value-type="float">
            <text:p>0.679783950617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8732703465" calcext:value-type="float">
            <text:p>0.718732703465</text:p>
          </table:table-cell>
          <table:table-cell office:value-type="float" office:value="0.696562801941" calcext:value-type="float">
            <text:p>0.696562801941</text:p>
          </table:table-cell>
          <table:table-cell office:value-type="float" office:value="0.711785646557" calcext:value-type="float">
            <text:p>0.711785646557</text:p>
          </table:table-cell>
          <table:table-cell office:value-type="float" office:value="0.679783950617" calcext:value-type="float">
            <text:p>0.679783950617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8732703465" calcext:value-type="float">
            <text:p>0.718732703465</text:p>
          </table:table-cell>
          <table:table-cell office:value-type="float" office:value="0.696562801941" calcext:value-type="float">
            <text:p>0.696562801941</text:p>
          </table:table-cell>
          <table:table-cell office:value-type="float" office:value="0.711785646557" calcext:value-type="float">
            <text:p>0.711785646557</text:p>
          </table:table-cell>
          <table:table-cell office:value-type="float" office:value="0.679783950617" calcext:value-type="float">
            <text:p>0.679783950617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8732703465" calcext:value-type="float">
            <text:p>0.718732703465</text:p>
          </table:table-cell>
          <table:table-cell office:value-type="float" office:value="0.696562801941" calcext:value-type="float">
            <text:p>0.696562801941</text:p>
          </table:table-cell>
          <table:table-cell office:value-type="float" office:value="0.711785646557" calcext:value-type="float">
            <text:p>0.711785646557</text:p>
          </table:table-cell>
          <table:table-cell office:value-type="float" office:value="0.679783950617" calcext:value-type="float">
            <text:p>0.679783950617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79783950617" calcext:value-type="float">
            <text:p>0.679783950617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65740740741" calcext:value-type="float">
            <text:p>0.765740740741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3" table:style-name="ta1">
        <table:shapes>
          <draw:frame draw:z-index="0" draw:style-name="gr1" draw:text-style-name="P1" svg:width="453.51pt" svg:height="255.09pt" svg:x="449.46pt" svg:y="13.04pt">
            <loext:p draw:notify-on-update-of-ranges="'Test Ratio 0.3'.C2:'Test Ratio 0.3'.G2 'Test Ratio 0.3'.B3:'Test Ratio 0.3'.B3 'Test Ratio 0.3'.C3:'Test Ratio 0.3'.G3 'Test Ratio 0.3'.B4:'Test Ratio 0.3'.B4 'Test Ratio 0.3'.C4:'Test Ratio 0.3'.G4 'Test Ratio 0.3'.B5:'Test Ratio 0.3'.B5 'Test Ratio 0.3'.C5:'Test Ratio 0.3'.G5 'Test Ratio 0.3'.B6:'Test Ratio 0.3'.B6 'Test Ratio 0.3'.C6:'Test Ratio 0.3'.G6 'Test Ratio 0.3'.B7:'Test Ratio 0.3'.B7 'Test Ratio 0.3'.C7:'Test Ratio 0.3'.G7 'Test Ratio 0.3'.B8:'Test Ratio 0.3'.B8 'Test Ratio 0.3'.C8:'Test Ratio 0.3'.G8 'Test Ratio 0.3'.B9:'Test Ratio 0.3'.B9 'Test Ratio 0.3'.C9:'Test Ratio 0.3'.G9 'Test Ratio 0.3'.B10:'Test Ratio 0.3'.B10 'Test Ratio 0.3'.C10:'Test Ratio 0.3'.G10 'Test Ratio 0.3'.B11:'Test Ratio 0.3'.B11 'Test Ratio 0.3'.C11:'Test Ratio 0.3'.G11 'Test Ratio 0.3'.B12:'Test Ratio 0.3'.B12 'Test Ratio 0.3'.C12:'Test Ratio 0.3'.G12 'Test Ratio 0.3'.B13:'Test Ratio 0.3'.B13 'Test Ratio 0.3'.C13:'Test Ratio 0.3'.G13 'Test Ratio 0.3'.B14:'Test Ratio 0.3'.B14 'Test Ratio 0.3'.C14:'Test Ratio 0.3'.G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14261887672" calcext:value-type="float">
            <text:p>0.514261887672</text:p>
          </table:table-cell>
          <table:table-cell office:value-type="float" office:value="0.461610572191" calcext:value-type="float">
            <text:p>0.461610572191</text:p>
          </table:table-cell>
          <table:table-cell office:value-type="float" office:value="0.631214355724" calcext:value-type="float">
            <text:p>0.631214355724</text:p>
          </table:table-cell>
          <table:table-cell office:value-type="float" office:value="0.68284030784" calcext:value-type="float">
            <text:p>0.68284030784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794955192002" calcext:value-type="float">
            <text:p>0.794955192002</text:p>
          </table:table-cell>
          <table:table-cell office:value-type="float" office:value="0.706132753858" calcext:value-type="float">
            <text:p>0.706132753858</text:p>
          </table:table-cell>
          <table:table-cell office:value-type="float" office:value="0.702015236942" calcext:value-type="float">
            <text:p>0.702015236942</text:p>
          </table:table-cell>
          <table:table-cell office:value-type="float" office:value="0.68284030784" calcext:value-type="float">
            <text:p>0.68284030784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726684371421" calcext:value-type="float">
            <text:p>0.726684371421</text:p>
          </table:table-cell>
          <table:table-cell office:value-type="float" office:value="0.710174494011" calcext:value-type="float">
            <text:p>0.710174494011</text:p>
          </table:table-cell>
          <table:table-cell office:value-type="float" office:value="0.704540489467" calcext:value-type="float">
            <text:p>0.704540489467</text:p>
          </table:table-cell>
          <table:table-cell office:value-type="float" office:value="0.68284030784" calcext:value-type="float">
            <text:p>0.68284030784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72855297264" calcext:value-type="float">
            <text:p>0.72855297264</text:p>
          </table:table-cell>
          <table:table-cell office:value-type="float" office:value="0.710174494011" calcext:value-type="float">
            <text:p>0.710174494011</text:p>
          </table:table-cell>
          <table:table-cell office:value-type="float" office:value="0.704540489467" calcext:value-type="float">
            <text:p>0.704540489467</text:p>
          </table:table-cell>
          <table:table-cell office:value-type="float" office:value="0.68284030784" calcext:value-type="float">
            <text:p>0.68284030784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2855297264" calcext:value-type="float">
            <text:p>0.72855297264</text:p>
          </table:table-cell>
          <table:table-cell office:value-type="float" office:value="0.710174494011" calcext:value-type="float">
            <text:p>0.710174494011</text:p>
          </table:table-cell>
          <table:table-cell office:value-type="float" office:value="0.704540489467" calcext:value-type="float">
            <text:p>0.704540489467</text:p>
          </table:table-cell>
          <table:table-cell office:value-type="float" office:value="0.68284030784" calcext:value-type="float">
            <text:p>0.68284030784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2855297264" calcext:value-type="float">
            <text:p>0.72855297264</text:p>
          </table:table-cell>
          <table:table-cell office:value-type="float" office:value="0.710174494011" calcext:value-type="float">
            <text:p>0.710174494011</text:p>
          </table:table-cell>
          <table:table-cell office:value-type="float" office:value="0.704540489467" calcext:value-type="float">
            <text:p>0.704540489467</text:p>
          </table:table-cell>
          <table:table-cell office:value-type="float" office:value="0.68284030784" calcext:value-type="float">
            <text:p>0.68284030784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2855297264" calcext:value-type="float">
            <text:p>0.72855297264</text:p>
          </table:table-cell>
          <table:table-cell office:value-type="float" office:value="0.710174494011" calcext:value-type="float">
            <text:p>0.710174494011</text:p>
          </table:table-cell>
          <table:table-cell office:value-type="float" office:value="0.704540489467" calcext:value-type="float">
            <text:p>0.704540489467</text:p>
          </table:table-cell>
          <table:table-cell office:value-type="float" office:value="0.68284030784" calcext:value-type="float">
            <text:p>0.68284030784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2855297264" calcext:value-type="float">
            <text:p>0.72855297264</text:p>
          </table:table-cell>
          <table:table-cell office:value-type="float" office:value="0.710174494011" calcext:value-type="float">
            <text:p>0.710174494011</text:p>
          </table:table-cell>
          <table:table-cell office:value-type="float" office:value="0.704540489467" calcext:value-type="float">
            <text:p>0.704540489467</text:p>
          </table:table-cell>
          <table:table-cell office:value-type="float" office:value="0.68284030784" calcext:value-type="float">
            <text:p>0.68284030784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8284030784" calcext:value-type="float">
            <text:p>0.68284030784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50132275132" calcext:value-type="float">
            <text:p>0.750132275132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4" table:style-name="ta1">
        <table:shapes>
          <draw:frame draw:z-index="0" draw:style-name="gr1" draw:text-style-name="P1" svg:width="453.51pt" svg:height="255.09pt" svg:x="437.67pt" svg:y="12.53pt">
            <loext:p draw:notify-on-update-of-ranges="'Test Ratio 0.4'.C2:'Test Ratio 0.4'.G2 'Test Ratio 0.4'.B3:'Test Ratio 0.4'.B3 'Test Ratio 0.4'.C3:'Test Ratio 0.4'.G3 'Test Ratio 0.4'.B4:'Test Ratio 0.4'.B4 'Test Ratio 0.4'.C4:'Test Ratio 0.4'.G4 'Test Ratio 0.4'.B5:'Test Ratio 0.4'.B5 'Test Ratio 0.4'.C5:'Test Ratio 0.4'.G5 'Test Ratio 0.4'.B6:'Test Ratio 0.4'.B6 'Test Ratio 0.4'.C6:'Test Ratio 0.4'.G6 'Test Ratio 0.4'.B7:'Test Ratio 0.4'.B7 'Test Ratio 0.4'.C7:'Test Ratio 0.4'.G7 'Test Ratio 0.4'.B8:'Test Ratio 0.4'.B8 'Test Ratio 0.4'.C8:'Test Ratio 0.4'.G8 'Test Ratio 0.4'.B9:'Test Ratio 0.4'.B9 'Test Ratio 0.4'.C9:'Test Ratio 0.4'.G9 'Test Ratio 0.4'.B10:'Test Ratio 0.4'.B10 'Test Ratio 0.4'.C10:'Test Ratio 0.4'.G10 'Test Ratio 0.4'.B11:'Test Ratio 0.4'.B11 'Test Ratio 0.4'.C11:'Test Ratio 0.4'.G11 'Test Ratio 0.4'.B12:'Test Ratio 0.4'.B12 'Test Ratio 0.4'.C12:'Test Ratio 0.4'.G12 'Test Ratio 0.4'.B13:'Test Ratio 0.4'.B13 'Test Ratio 0.4'.C13:'Test Ratio 0.4'.G13 'Test Ratio 0.4'.B14:'Test Ratio 0.4'.B14 'Test Ratio 0.4'.C14:'Test Ratio 0.4'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362250815593" calcext:value-type="float">
            <text:p>0.362250815593</text:p>
          </table:table-cell>
          <table:table-cell office:value-type="float" office:value="0.486961939572" calcext:value-type="float">
            <text:p>0.486961939572</text:p>
          </table:table-cell>
          <table:table-cell office:value-type="float" office:value="0.690068108775" calcext:value-type="float">
            <text:p>0.690068108775</text:p>
          </table:table-cell>
          <table:table-cell office:value-type="float" office:value="0.683494038641" calcext:value-type="float">
            <text:p>0.683494038641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6409067343" calcext:value-type="float">
            <text:p>0.716409067343</text:p>
          </table:table-cell>
          <table:table-cell office:value-type="float" office:value="0.707527963816" calcext:value-type="float">
            <text:p>0.707527963816</text:p>
          </table:table-cell>
          <table:table-cell office:value-type="float" office:value="0.712809811517" calcext:value-type="float">
            <text:p>0.712809811517</text:p>
          </table:table-cell>
          <table:table-cell office:value-type="float" office:value="0.683494038641" calcext:value-type="float">
            <text:p>0.683494038641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9822868048" calcext:value-type="float">
            <text:p>0.719822868048</text:p>
          </table:table-cell>
          <table:table-cell office:value-type="float" office:value="0.707527963816" calcext:value-type="float">
            <text:p>0.707527963816</text:p>
          </table:table-cell>
          <table:table-cell office:value-type="float" office:value="0.712809811517" calcext:value-type="float">
            <text:p>0.712809811517</text:p>
          </table:table-cell>
          <table:table-cell office:value-type="float" office:value="0.683494038641" calcext:value-type="float">
            <text:p>0.683494038641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9822868048" calcext:value-type="float">
            <text:p>0.719822868048</text:p>
          </table:table-cell>
          <table:table-cell office:value-type="float" office:value="0.707527963816" calcext:value-type="float">
            <text:p>0.707527963816</text:p>
          </table:table-cell>
          <table:table-cell office:value-type="float" office:value="0.712809811517" calcext:value-type="float">
            <text:p>0.712809811517</text:p>
          </table:table-cell>
          <table:table-cell office:value-type="float" office:value="0.683494038641" calcext:value-type="float">
            <text:p>0.683494038641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9822868048" calcext:value-type="float">
            <text:p>0.719822868048</text:p>
          </table:table-cell>
          <table:table-cell office:value-type="float" office:value="0.707527963816" calcext:value-type="float">
            <text:p>0.707527963816</text:p>
          </table:table-cell>
          <table:table-cell office:value-type="float" office:value="0.712809811517" calcext:value-type="float">
            <text:p>0.712809811517</text:p>
          </table:table-cell>
          <table:table-cell office:value-type="float" office:value="0.683494038641" calcext:value-type="float">
            <text:p>0.683494038641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9822868048" calcext:value-type="float">
            <text:p>0.719822868048</text:p>
          </table:table-cell>
          <table:table-cell office:value-type="float" office:value="0.707527963816" calcext:value-type="float">
            <text:p>0.707527963816</text:p>
          </table:table-cell>
          <table:table-cell office:value-type="float" office:value="0.712809811517" calcext:value-type="float">
            <text:p>0.712809811517</text:p>
          </table:table-cell>
          <table:table-cell office:value-type="float" office:value="0.683494038641" calcext:value-type="float">
            <text:p>0.683494038641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9822868048" calcext:value-type="float">
            <text:p>0.719822868048</text:p>
          </table:table-cell>
          <table:table-cell office:value-type="float" office:value="0.707527963816" calcext:value-type="float">
            <text:p>0.707527963816</text:p>
          </table:table-cell>
          <table:table-cell office:value-type="float" office:value="0.712809811517" calcext:value-type="float">
            <text:p>0.712809811517</text:p>
          </table:table-cell>
          <table:table-cell office:value-type="float" office:value="0.683494038641" calcext:value-type="float">
            <text:p>0.683494038641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9822868048" calcext:value-type="float">
            <text:p>0.719822868048</text:p>
          </table:table-cell>
          <table:table-cell office:value-type="float" office:value="0.707527963816" calcext:value-type="float">
            <text:p>0.707527963816</text:p>
          </table:table-cell>
          <table:table-cell office:value-type="float" office:value="0.712809811517" calcext:value-type="float">
            <text:p>0.712809811517</text:p>
          </table:table-cell>
          <table:table-cell office:value-type="float" office:value="0.683494038641" calcext:value-type="float">
            <text:p>0.683494038641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83494038641" calcext:value-type="float">
            <text:p>0.683494038641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41115520282" calcext:value-type="float">
            <text:p>0.741115520282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5" table:style-name="ta1">
        <table:shapes>
          <draw:frame draw:z-index="0" draw:style-name="gr1" draw:text-style-name="P1" svg:width="453.51pt" svg:height="255.09pt" svg:x="448.92pt" svg:y="18.14pt">
            <loext:p draw:notify-on-update-of-ranges="'Test Ratio 0.5'.C2:'Test Ratio 0.5'.G2 'Test Ratio 0.5'.B3:'Test Ratio 0.5'.B3 'Test Ratio 0.5'.C3:'Test Ratio 0.5'.G3 'Test Ratio 0.5'.B4:'Test Ratio 0.5'.B4 'Test Ratio 0.5'.C4:'Test Ratio 0.5'.G4 'Test Ratio 0.5'.B5:'Test Ratio 0.5'.B5 'Test Ratio 0.5'.C5:'Test Ratio 0.5'.G5 'Test Ratio 0.5'.B6:'Test Ratio 0.5'.B6 'Test Ratio 0.5'.C6:'Test Ratio 0.5'.G6 'Test Ratio 0.5'.B7:'Test Ratio 0.5'.B7 'Test Ratio 0.5'.C7:'Test Ratio 0.5'.G7 'Test Ratio 0.5'.B8:'Test Ratio 0.5'.B8 'Test Ratio 0.5'.C8:'Test Ratio 0.5'.G8 'Test Ratio 0.5'.B9:'Test Ratio 0.5'.B9 'Test Ratio 0.5'.C9:'Test Ratio 0.5'.G9 'Test Ratio 0.5'.B10:'Test Ratio 0.5'.B10 'Test Ratio 0.5'.C10:'Test Ratio 0.5'.G10 'Test Ratio 0.5'.B11:'Test Ratio 0.5'.B11 'Test Ratio 0.5'.C11:'Test Ratio 0.5'.G11 'Test Ratio 0.5'.B12:'Test Ratio 0.5'.B12 'Test Ratio 0.5'.C12:'Test Ratio 0.5'.G12 'Test Ratio 0.5'.B13:'Test Ratio 0.5'.B13 'Test Ratio 0.5'.C13:'Test Ratio 0.5'.G13 'Test Ratio 0.5'.B14:'Test Ratio 0.5'.B14 'Test Ratio 0.5'.C14:'Test Ratio 0.5'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813241862432" calcext:value-type="float">
            <text:p>0.813241862432</text:p>
          </table:table-cell>
          <table:table-cell office:value-type="float" office:value="0.933793929218" calcext:value-type="float">
            <text:p>0.933793929218</text:p>
          </table:table-cell>
          <table:table-cell office:value-type="float" office:value="0.709002585975" calcext:value-type="float">
            <text:p>0.709002585975</text:p>
          </table:table-cell>
          <table:table-cell office:value-type="float" office:value="0.708439273145" calcext:value-type="float">
            <text:p>0.708439273145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29261447673" calcext:value-type="float">
            <text:p>0.729261447673</text:p>
          </table:table-cell>
          <table:table-cell office:value-type="float" office:value="0.712672771318" calcext:value-type="float">
            <text:p>0.712672771318</text:p>
          </table:table-cell>
          <table:table-cell office:value-type="float" office:value="0.714893661291" calcext:value-type="float">
            <text:p>0.714893661291</text:p>
          </table:table-cell>
          <table:table-cell office:value-type="float" office:value="0.708439273145" calcext:value-type="float">
            <text:p>0.708439273145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5198612412" calcext:value-type="float">
            <text:p>0.715198612412</text:p>
          </table:table-cell>
          <table:table-cell office:value-type="float" office:value="0.712672771318" calcext:value-type="float">
            <text:p>0.712672771318</text:p>
          </table:table-cell>
          <table:table-cell office:value-type="float" office:value="0.714893661291" calcext:value-type="float">
            <text:p>0.714893661291</text:p>
          </table:table-cell>
          <table:table-cell office:value-type="float" office:value="0.708439273145" calcext:value-type="float">
            <text:p>0.708439273145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5198612412" calcext:value-type="float">
            <text:p>0.715198612412</text:p>
          </table:table-cell>
          <table:table-cell office:value-type="float" office:value="0.712672771318" calcext:value-type="float">
            <text:p>0.712672771318</text:p>
          </table:table-cell>
          <table:table-cell office:value-type="float" office:value="0.714893661291" calcext:value-type="float">
            <text:p>0.714893661291</text:p>
          </table:table-cell>
          <table:table-cell office:value-type="float" office:value="0.708439273145" calcext:value-type="float">
            <text:p>0.708439273145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5198612412" calcext:value-type="float">
            <text:p>0.715198612412</text:p>
          </table:table-cell>
          <table:table-cell office:value-type="float" office:value="0.712672771318" calcext:value-type="float">
            <text:p>0.712672771318</text:p>
          </table:table-cell>
          <table:table-cell office:value-type="float" office:value="0.714893661291" calcext:value-type="float">
            <text:p>0.714893661291</text:p>
          </table:table-cell>
          <table:table-cell office:value-type="float" office:value="0.708439273145" calcext:value-type="float">
            <text:p>0.708439273145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5198612412" calcext:value-type="float">
            <text:p>0.715198612412</text:p>
          </table:table-cell>
          <table:table-cell office:value-type="float" office:value="0.712672771318" calcext:value-type="float">
            <text:p>0.712672771318</text:p>
          </table:table-cell>
          <table:table-cell office:value-type="float" office:value="0.714893661291" calcext:value-type="float">
            <text:p>0.714893661291</text:p>
          </table:table-cell>
          <table:table-cell office:value-type="float" office:value="0.708439273145" calcext:value-type="float">
            <text:p>0.708439273145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5198612412" calcext:value-type="float">
            <text:p>0.715198612412</text:p>
          </table:table-cell>
          <table:table-cell office:value-type="float" office:value="0.712672771318" calcext:value-type="float">
            <text:p>0.712672771318</text:p>
          </table:table-cell>
          <table:table-cell office:value-type="float" office:value="0.714893661291" calcext:value-type="float">
            <text:p>0.714893661291</text:p>
          </table:table-cell>
          <table:table-cell office:value-type="float" office:value="0.708439273145" calcext:value-type="float">
            <text:p>0.708439273145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5198612412" calcext:value-type="float">
            <text:p>0.715198612412</text:p>
          </table:table-cell>
          <table:table-cell office:value-type="float" office:value="0.712672771318" calcext:value-type="float">
            <text:p>0.712672771318</text:p>
          </table:table-cell>
          <table:table-cell office:value-type="float" office:value="0.714893661291" calcext:value-type="float">
            <text:p>0.714893661291</text:p>
          </table:table-cell>
          <table:table-cell office:value-type="float" office:value="0.708439273145" calcext:value-type="float">
            <text:p>0.708439273145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08439273145" calcext:value-type="float">
            <text:p>0.708439273145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35119047619" calcext:value-type="float">
            <text:p>0.735119047619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6" table:style-name="ta1">
        <table:shapes>
          <draw:frame draw:z-index="0" draw:style-name="gr1" draw:text-style-name="P1" svg:width="453.51pt" svg:height="255.09pt" svg:x="476.45pt" svg:y="31.49pt">
            <loext:p draw:notify-on-update-of-ranges="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 'Test Ratio 0.6'.B12:'Test Ratio 0.6'.B12 'Test Ratio 0.6'.C12:'Test Ratio 0.6'.G12 'Test Ratio 0.6'.B13:'Test Ratio 0.6'.B13 'Test Ratio 0.6'.C13:'Test Ratio 0.6'.G13 'Test Ratio 0.6'.B14:'Test Ratio 0.6'.B14 'Test Ratio 0.6'.C14:'Test Ratio 0.6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410448192534" calcext:value-type="float">
            <text:p>0.410448192534</text:p>
          </table:table-cell>
          <table:table-cell office:value-type="float" office:value="0.691511255804" calcext:value-type="float">
            <text:p>0.691511255804</text:p>
          </table:table-cell>
          <table:table-cell office:value-type="float" office:value="0.712852870282" calcext:value-type="float">
            <text:p>0.712852870282</text:p>
          </table:table-cell>
          <table:table-cell office:value-type="float" office:value="0.699635122061" calcext:value-type="float">
            <text:p>0.699635122061</text:p>
          </table:table-cell>
          <table:table-cell office:value-type="float" office:value="0.725986050986" calcext:value-type="float">
            <text:p>0.725986050986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5495788297" calcext:value-type="float">
            <text:p>0.715495788297</text:p>
          </table:table-cell>
          <table:table-cell office:value-type="float" office:value="0.716303659911" calcext:value-type="float">
            <text:p>0.716303659911</text:p>
          </table:table-cell>
          <table:table-cell office:value-type="float" office:value="0.712852870282" calcext:value-type="float">
            <text:p>0.712852870282</text:p>
          </table:table-cell>
          <table:table-cell office:value-type="float" office:value="0.699635122061" calcext:value-type="float">
            <text:p>0.699635122061</text:p>
          </table:table-cell>
          <table:table-cell office:value-type="float" office:value="0.725986050986" calcext:value-type="float">
            <text:p>0.725986050986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5495788297" calcext:value-type="float">
            <text:p>0.715495788297</text:p>
          </table:table-cell>
          <table:table-cell office:value-type="float" office:value="0.716303659911" calcext:value-type="float">
            <text:p>0.716303659911</text:p>
          </table:table-cell>
          <table:table-cell office:value-type="float" office:value="0.712852870282" calcext:value-type="float">
            <text:p>0.712852870282</text:p>
          </table:table-cell>
          <table:table-cell office:value-type="float" office:value="0.699635122061" calcext:value-type="float">
            <text:p>0.699635122061</text:p>
          </table:table-cell>
          <table:table-cell office:value-type="float" office:value="0.725986050986" calcext:value-type="float">
            <text:p>0.725986050986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5495788297" calcext:value-type="float">
            <text:p>0.715495788297</text:p>
          </table:table-cell>
          <table:table-cell office:value-type="float" office:value="0.716303659911" calcext:value-type="float">
            <text:p>0.716303659911</text:p>
          </table:table-cell>
          <table:table-cell office:value-type="float" office:value="0.712852870282" calcext:value-type="float">
            <text:p>0.712852870282</text:p>
          </table:table-cell>
          <table:table-cell office:value-type="float" office:value="0.699635122061" calcext:value-type="float">
            <text:p>0.699635122061</text:p>
          </table:table-cell>
          <table:table-cell office:value-type="float" office:value="0.725986050986" calcext:value-type="float">
            <text:p>0.7259860509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5495788297" calcext:value-type="float">
            <text:p>0.715495788297</text:p>
          </table:table-cell>
          <table:table-cell office:value-type="float" office:value="0.716303659911" calcext:value-type="float">
            <text:p>0.716303659911</text:p>
          </table:table-cell>
          <table:table-cell office:value-type="float" office:value="0.712852870282" calcext:value-type="float">
            <text:p>0.712852870282</text:p>
          </table:table-cell>
          <table:table-cell office:value-type="float" office:value="0.699635122061" calcext:value-type="float">
            <text:p>0.699635122061</text:p>
          </table:table-cell>
          <table:table-cell office:value-type="float" office:value="0.725986050986" calcext:value-type="float">
            <text:p>0.72598605098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5495788297" calcext:value-type="float">
            <text:p>0.715495788297</text:p>
          </table:table-cell>
          <table:table-cell office:value-type="float" office:value="0.716303659911" calcext:value-type="float">
            <text:p>0.716303659911</text:p>
          </table:table-cell>
          <table:table-cell office:value-type="float" office:value="0.712852870282" calcext:value-type="float">
            <text:p>0.712852870282</text:p>
          </table:table-cell>
          <table:table-cell office:value-type="float" office:value="0.699635122061" calcext:value-type="float">
            <text:p>0.699635122061</text:p>
          </table:table-cell>
          <table:table-cell office:value-type="float" office:value="0.725986050986" calcext:value-type="float">
            <text:p>0.72598605098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5495788297" calcext:value-type="float">
            <text:p>0.715495788297</text:p>
          </table:table-cell>
          <table:table-cell office:value-type="float" office:value="0.716303659911" calcext:value-type="float">
            <text:p>0.716303659911</text:p>
          </table:table-cell>
          <table:table-cell office:value-type="float" office:value="0.712852870282" calcext:value-type="float">
            <text:p>0.712852870282</text:p>
          </table:table-cell>
          <table:table-cell office:value-type="float" office:value="0.699635122061" calcext:value-type="float">
            <text:p>0.699635122061</text:p>
          </table:table-cell>
          <table:table-cell office:value-type="float" office:value="0.725986050986" calcext:value-type="float">
            <text:p>0.72598605098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5495788297" calcext:value-type="float">
            <text:p>0.715495788297</text:p>
          </table:table-cell>
          <table:table-cell office:value-type="float" office:value="0.716303659911" calcext:value-type="float">
            <text:p>0.716303659911</text:p>
          </table:table-cell>
          <table:table-cell office:value-type="float" office:value="0.712852870282" calcext:value-type="float">
            <text:p>0.712852870282</text:p>
          </table:table-cell>
          <table:table-cell office:value-type="float" office:value="0.699635122061" calcext:value-type="float">
            <text:p>0.699635122061</text:p>
          </table:table-cell>
          <table:table-cell office:value-type="float" office:value="0.725986050986" calcext:value-type="float">
            <text:p>0.725986050986</text:p>
          </table:table-cell>
        </table:table-row>
        <table:table-row-group>
          <table:table-row table:style-name="ro1">
            <table:covered-table-cell/>
            <table:table-cell office:value-type="float" office:value="300" calcext:value-type="float">
              <text:p>300</text:p>
            </table:table-cell>
            <table:table-cell table:number-columns-repeated="3" table:style-name="ce2" office:value-type="string" calcext:value-type="string">
              <text:p>-</text:p>
            </table:table-cell>
            <table:table-cell office:value-type="float" office:value="0.699635122061" calcext:value-type="float">
              <text:p>0.699635122061</text:p>
            </table:table-cell>
            <table:table-cell office:value-type="float" office:value="0.725986050986" calcext:value-type="float">
              <text:p>0.725986050986</text:p>
            </table:table-cell>
          </table:table-row>
          <table:table-row table:style-name="ro1">
            <table:covered-table-cell/>
            <table:table-cell office:value-type="float" office:value="600" calcext:value-type="float">
              <text:p>6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725986050986" calcext:value-type="float">
              <text:p>0.725986050986</text:p>
            </table:table-cell>
          </table:table-row>
          <table:table-row table:style-name="ro1">
            <table:covered-table-cell/>
            <table:table-cell office:value-type="float" office:value="900" calcext:value-type="float">
              <text:p>9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725986050986" calcext:value-type="float">
              <text:p>0.725986050986</text:p>
            </table:table-cell>
          </table:table-row>
          <table:table-row table:style-name="ro1">
            <table:covered-table-cell/>
            <table:table-cell office:value-type="float" office:value="1800" calcext:value-type="float">
              <text:p>1800</text:p>
            </table:table-cell>
            <table:table-cell table:number-columns-repeated="5" table:style-name="ce2" office:value-type="string" calcext:value-type="string">
              <text:p>-</text:p>
            </table:table-cell>
          </table:table-row>
        </table:table-row-group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 'Test Ratio 0.7'.B11:'Test Ratio 0.7'.B11 'Test Ratio 0.7'.C11:'Test Ratio 0.7'.G11 'Test Ratio 0.7'.B12:'Test Ratio 0.7'.B12 'Test Ratio 0.7'.C12:'Test Ratio 0.7'.G12 'Test Ratio 0.7'.B13:'Test Ratio 0.7'.B13 'Test Ratio 0.7'.C13:'Test Ratio 0.7'.G13 'Test Ratio 0.7'.B14:'Test Ratio 0.7'.B14 'Test Ratio 0.7'.C14:'Test Ratio 0.7'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22246670341" calcext:value-type="float">
            <text:p>0.622246670341</text:p>
          </table:table-cell>
          <table:table-cell office:value-type="float" office:value="0.712392730618" calcext:value-type="float">
            <text:p>0.712392730618</text:p>
          </table:table-cell>
          <table:table-cell office:value-type="float" office:value="0.715194849205" calcext:value-type="float">
            <text:p>0.715194849205</text:p>
          </table:table-cell>
          <table:table-cell office:value-type="float" office:value="0.702778863648" calcext:value-type="float">
            <text:p>0.702778863648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5111305677" calcext:value-type="float">
            <text:p>0.715111305677</text:p>
          </table:table-cell>
          <table:table-cell office:value-type="float" office:value="0.712392730618" calcext:value-type="float">
            <text:p>0.712392730618</text:p>
          </table:table-cell>
          <table:table-cell office:value-type="float" office:value="0.715194849205" calcext:value-type="float">
            <text:p>0.715194849205</text:p>
          </table:table-cell>
          <table:table-cell office:value-type="float" office:value="0.702778863648" calcext:value-type="float">
            <text:p>0.702778863648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5111305677" calcext:value-type="float">
            <text:p>0.715111305677</text:p>
          </table:table-cell>
          <table:table-cell office:value-type="float" office:value="0.712392730618" calcext:value-type="float">
            <text:p>0.712392730618</text:p>
          </table:table-cell>
          <table:table-cell office:value-type="float" office:value="0.715194849205" calcext:value-type="float">
            <text:p>0.715194849205</text:p>
          </table:table-cell>
          <table:table-cell office:value-type="float" office:value="0.702778863648" calcext:value-type="float">
            <text:p>0.702778863648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5111305677" calcext:value-type="float">
            <text:p>0.715111305677</text:p>
          </table:table-cell>
          <table:table-cell office:value-type="float" office:value="0.712392730618" calcext:value-type="float">
            <text:p>0.712392730618</text:p>
          </table:table-cell>
          <table:table-cell office:value-type="float" office:value="0.715194849205" calcext:value-type="float">
            <text:p>0.715194849205</text:p>
          </table:table-cell>
          <table:table-cell office:value-type="float" office:value="0.702778863648" calcext:value-type="float">
            <text:p>0.702778863648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5111305677" calcext:value-type="float">
            <text:p>0.715111305677</text:p>
          </table:table-cell>
          <table:table-cell office:value-type="float" office:value="0.712392730618" calcext:value-type="float">
            <text:p>0.712392730618</text:p>
          </table:table-cell>
          <table:table-cell office:value-type="float" office:value="0.715194849205" calcext:value-type="float">
            <text:p>0.715194849205</text:p>
          </table:table-cell>
          <table:table-cell office:value-type="float" office:value="0.702778863648" calcext:value-type="float">
            <text:p>0.702778863648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5111305677" calcext:value-type="float">
            <text:p>0.715111305677</text:p>
          </table:table-cell>
          <table:table-cell office:value-type="float" office:value="0.712392730618" calcext:value-type="float">
            <text:p>0.712392730618</text:p>
          </table:table-cell>
          <table:table-cell office:value-type="float" office:value="0.715194849205" calcext:value-type="float">
            <text:p>0.715194849205</text:p>
          </table:table-cell>
          <table:table-cell office:value-type="float" office:value="0.702778863648" calcext:value-type="float">
            <text:p>0.702778863648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5111305677" calcext:value-type="float">
            <text:p>0.715111305677</text:p>
          </table:table-cell>
          <table:table-cell office:value-type="float" office:value="0.712392730618" calcext:value-type="float">
            <text:p>0.712392730618</text:p>
          </table:table-cell>
          <table:table-cell office:value-type="float" office:value="0.715194849205" calcext:value-type="float">
            <text:p>0.715194849205</text:p>
          </table:table-cell>
          <table:table-cell office:value-type="float" office:value="0.702778863648" calcext:value-type="float">
            <text:p>0.702778863648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5111305677" calcext:value-type="float">
            <text:p>0.715111305677</text:p>
          </table:table-cell>
          <table:table-cell office:value-type="float" office:value="0.712392730618" calcext:value-type="float">
            <text:p>0.712392730618</text:p>
          </table:table-cell>
          <table:table-cell office:value-type="float" office:value="0.715194849205" calcext:value-type="float">
            <text:p>0.715194849205</text:p>
          </table:table-cell>
          <table:table-cell office:value-type="float" office:value="0.702778863648" calcext:value-type="float">
            <text:p>0.702778863648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02778863648" calcext:value-type="float">
            <text:p>0.702778863648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1134421134" calcext:value-type="float">
            <text:p>0.721134421134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84.36pt" svg:y="47.65pt">
            <loext:p draw:notify-on-update-of-ranges="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 'Test Ratio 0.8'.B12:'Test Ratio 0.8'.B12 'Test Ratio 0.8'.C12:'Test Ratio 0.8'.G12 'Test Ratio 0.8'.B13:'Test Ratio 0.8'.B13 'Test Ratio 0.8'.C13:'Test Ratio 0.8'.G13 'Test Ratio 0.8'.B14:'Test Ratio 0.8'.B14 'Test Ratio 0.8'.C14:'Test Ratio 0.8'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16290238219" calcext:value-type="float">
            <text:p>0.716290238219</text:p>
          </table:table-cell>
          <table:table-cell office:value-type="float" office:value="0.712310553807" calcext:value-type="float">
            <text:p>0.712310553807</text:p>
          </table:table-cell>
          <table:table-cell office:value-type="float" office:value="0.711279227985" calcext:value-type="float">
            <text:p>0.711279227985</text:p>
          </table:table-cell>
          <table:table-cell office:value-type="float" office:value="0.705515219259" calcext:value-type="float">
            <text:p>0.705515219259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5924741143" calcext:value-type="float">
            <text:p>0.715924741143</text:p>
          </table:table-cell>
          <table:table-cell office:value-type="float" office:value="0.712310553807" calcext:value-type="float">
            <text:p>0.712310553807</text:p>
          </table:table-cell>
          <table:table-cell office:value-type="float" office:value="0.711279227985" calcext:value-type="float">
            <text:p>0.711279227985</text:p>
          </table:table-cell>
          <table:table-cell office:value-type="float" office:value="0.705515219259" calcext:value-type="float">
            <text:p>0.705515219259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5924741143" calcext:value-type="float">
            <text:p>0.715924741143</text:p>
          </table:table-cell>
          <table:table-cell office:value-type="float" office:value="0.712310553807" calcext:value-type="float">
            <text:p>0.712310553807</text:p>
          </table:table-cell>
          <table:table-cell office:value-type="float" office:value="0.711279227985" calcext:value-type="float">
            <text:p>0.711279227985</text:p>
          </table:table-cell>
          <table:table-cell office:value-type="float" office:value="0.705515219259" calcext:value-type="float">
            <text:p>0.705515219259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5924741143" calcext:value-type="float">
            <text:p>0.715924741143</text:p>
          </table:table-cell>
          <table:table-cell office:value-type="float" office:value="0.712310553807" calcext:value-type="float">
            <text:p>0.712310553807</text:p>
          </table:table-cell>
          <table:table-cell office:value-type="float" office:value="0.711279227985" calcext:value-type="float">
            <text:p>0.711279227985</text:p>
          </table:table-cell>
          <table:table-cell office:value-type="float" office:value="0.705515219259" calcext:value-type="float">
            <text:p>0.705515219259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5924741143" calcext:value-type="float">
            <text:p>0.715924741143</text:p>
          </table:table-cell>
          <table:table-cell office:value-type="float" office:value="0.712310553807" calcext:value-type="float">
            <text:p>0.712310553807</text:p>
          </table:table-cell>
          <table:table-cell office:value-type="float" office:value="0.711279227985" calcext:value-type="float">
            <text:p>0.711279227985</text:p>
          </table:table-cell>
          <table:table-cell office:value-type="float" office:value="0.705515219259" calcext:value-type="float">
            <text:p>0.705515219259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5924741143" calcext:value-type="float">
            <text:p>0.715924741143</text:p>
          </table:table-cell>
          <table:table-cell office:value-type="float" office:value="0.712310553807" calcext:value-type="float">
            <text:p>0.712310553807</text:p>
          </table:table-cell>
          <table:table-cell office:value-type="float" office:value="0.711279227985" calcext:value-type="float">
            <text:p>0.711279227985</text:p>
          </table:table-cell>
          <table:table-cell office:value-type="float" office:value="0.705515219259" calcext:value-type="float">
            <text:p>0.705515219259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5924741143" calcext:value-type="float">
            <text:p>0.715924741143</text:p>
          </table:table-cell>
          <table:table-cell office:value-type="float" office:value="0.712310553807" calcext:value-type="float">
            <text:p>0.712310553807</text:p>
          </table:table-cell>
          <table:table-cell office:value-type="float" office:value="0.711279227985" calcext:value-type="float">
            <text:p>0.711279227985</text:p>
          </table:table-cell>
          <table:table-cell office:value-type="float" office:value="0.705515219259" calcext:value-type="float">
            <text:p>0.705515219259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5924741143" calcext:value-type="float">
            <text:p>0.715924741143</text:p>
          </table:table-cell>
          <table:table-cell office:value-type="float" office:value="0.712310553807" calcext:value-type="float">
            <text:p>0.712310553807</text:p>
          </table:table-cell>
          <table:table-cell office:value-type="float" office:value="0.711279227985" calcext:value-type="float">
            <text:p>0.711279227985</text:p>
          </table:table-cell>
          <table:table-cell office:value-type="float" office:value="0.705515219259" calcext:value-type="float">
            <text:p>0.705515219259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05515219259" calcext:value-type="float">
            <text:p>0.705515219259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745032745" calcext:value-type="float">
            <text:p>0.7274503274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9" table:style-name="ta1">
        <table:shapes>
          <draw:frame draw:z-index="0" draw:style-name="gr1" draw:text-style-name="P1" svg:width="453.12pt" svg:height="254.98pt" svg:x="453.63pt" svg:y="29.74pt">
            <loext:p draw:notify-on-update-of-ranges="'Test Ratio 0.9'.C2:'Test Ratio 0.9'.G2 'Test Ratio 0.9'.B3:'Test Ratio 0.9'.B3 'Test Ratio 0.9'.C3:'Test Ratio 0.9'.G3 'Test Ratio 0.9'.B4:'Test Ratio 0.9'.B4 'Test Ratio 0.9'.C4:'Test Ratio 0.9'.G4 'Test Ratio 0.9'.B5:'Test Ratio 0.9'.B5 'Test Ratio 0.9'.C5:'Test Ratio 0.9'.G5 'Test Ratio 0.9'.B6:'Test Ratio 0.9'.B6 'Test Ratio 0.9'.C6:'Test Ratio 0.9'.G6 'Test Ratio 0.9'.B7:'Test Ratio 0.9'.B7 'Test Ratio 0.9'.C7:'Test Ratio 0.9'.G7 'Test Ratio 0.9'.B8:'Test Ratio 0.9'.B8 'Test Ratio 0.9'.C8:'Test Ratio 0.9'.G8 'Test Ratio 0.9'.B9:'Test Ratio 0.9'.B9 'Test Ratio 0.9'.C9:'Test Ratio 0.9'.G9 'Test Ratio 0.9'.B10:'Test Ratio 0.9'.B10 'Test Ratio 0.9'.C10:'Test Ratio 0.9'.G10 'Test Ratio 0.9'.B11:'Test Ratio 0.9'.B11 'Test Ratio 0.9'.C11:'Test Ratio 0.9'.G11 'Test Ratio 0.9'.B12:'Test Ratio 0.9'.B12 'Test Ratio 0.9'.C12:'Test Ratio 0.9'.G12 'Test Ratio 0.9'.B13:'Test Ratio 0.9'.B13 'Test Ratio 0.9'.C13:'Test Ratio 0.9'.G13 'Test Ratio 0.9'.B14:'Test Ratio 0.9'.B14 'Test Ratio 0.9'.C14:'Test Ratio 0.9'.G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15642692887" calcext:value-type="float">
            <text:p>0.715642692887</text:p>
          </table:table-cell>
          <table:table-cell office:value-type="float" office:value="0.711751700618" calcext:value-type="float">
            <text:p>0.711751700618</text:p>
          </table:table-cell>
          <table:table-cell office:value-type="float" office:value="0.710680279407" calcext:value-type="float">
            <text:p>0.710680279407</text:p>
          </table:table-cell>
          <table:table-cell office:value-type="float" office:value="0.704962466493" calcext:value-type="float">
            <text:p>0.704962466493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15642692887" calcext:value-type="float">
            <text:p>0.715642692887</text:p>
          </table:table-cell>
          <table:table-cell office:value-type="float" office:value="0.711751700618" calcext:value-type="float">
            <text:p>0.711751700618</text:p>
          </table:table-cell>
          <table:table-cell office:value-type="float" office:value="0.710680279407" calcext:value-type="float">
            <text:p>0.710680279407</text:p>
          </table:table-cell>
          <table:table-cell office:value-type="float" office:value="0.704962466493" calcext:value-type="float">
            <text:p>0.704962466493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715642692887" calcext:value-type="float">
            <text:p>0.715642692887</text:p>
          </table:table-cell>
          <table:table-cell office:value-type="float" office:value="0.711751700618" calcext:value-type="float">
            <text:p>0.711751700618</text:p>
          </table:table-cell>
          <table:table-cell office:value-type="float" office:value="0.710680279407" calcext:value-type="float">
            <text:p>0.710680279407</text:p>
          </table:table-cell>
          <table:table-cell office:value-type="float" office:value="0.704962466493" calcext:value-type="float">
            <text:p>0.704962466493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715642692887" calcext:value-type="float">
            <text:p>0.715642692887</text:p>
          </table:table-cell>
          <table:table-cell office:value-type="float" office:value="0.711751700618" calcext:value-type="float">
            <text:p>0.711751700618</text:p>
          </table:table-cell>
          <table:table-cell office:value-type="float" office:value="0.710680279407" calcext:value-type="float">
            <text:p>0.710680279407</text:p>
          </table:table-cell>
          <table:table-cell office:value-type="float" office:value="0.704962466493" calcext:value-type="float">
            <text:p>0.704962466493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15642692887" calcext:value-type="float">
            <text:p>0.715642692887</text:p>
          </table:table-cell>
          <table:table-cell office:value-type="float" office:value="0.711751700618" calcext:value-type="float">
            <text:p>0.711751700618</text:p>
          </table:table-cell>
          <table:table-cell office:value-type="float" office:value="0.710680279407" calcext:value-type="float">
            <text:p>0.710680279407</text:p>
          </table:table-cell>
          <table:table-cell office:value-type="float" office:value="0.704962466493" calcext:value-type="float">
            <text:p>0.704962466493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15642692887" calcext:value-type="float">
            <text:p>0.715642692887</text:p>
          </table:table-cell>
          <table:table-cell office:value-type="float" office:value="0.711751700618" calcext:value-type="float">
            <text:p>0.711751700618</text:p>
          </table:table-cell>
          <table:table-cell office:value-type="float" office:value="0.710680279407" calcext:value-type="float">
            <text:p>0.710680279407</text:p>
          </table:table-cell>
          <table:table-cell office:value-type="float" office:value="0.704962466493" calcext:value-type="float">
            <text:p>0.704962466493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15642692887" calcext:value-type="float">
            <text:p>0.715642692887</text:p>
          </table:table-cell>
          <table:table-cell office:value-type="float" office:value="0.711751700618" calcext:value-type="float">
            <text:p>0.711751700618</text:p>
          </table:table-cell>
          <table:table-cell office:value-type="float" office:value="0.710680279407" calcext:value-type="float">
            <text:p>0.710680279407</text:p>
          </table:table-cell>
          <table:table-cell office:value-type="float" office:value="0.704962466493" calcext:value-type="float">
            <text:p>0.704962466493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15642692887" calcext:value-type="float">
            <text:p>0.715642692887</text:p>
          </table:table-cell>
          <table:table-cell office:value-type="float" office:value="0.711751700618" calcext:value-type="float">
            <text:p>0.711751700618</text:p>
          </table:table-cell>
          <table:table-cell office:value-type="float" office:value="0.710680279407" calcext:value-type="float">
            <text:p>0.710680279407</text:p>
          </table:table-cell>
          <table:table-cell office:value-type="float" office:value="0.704962466493" calcext:value-type="float">
            <text:p>0.704962466493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704962466493" calcext:value-type="float">
            <text:p>0.704962466493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725661375661" calcext:value-type="float">
            <text:p>0.725661375661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21:02:43.0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13T21:31:03.439000000</dc:date>
    <meta:editing-duration>P1DT5H41M8S</meta:editing-duration>
    <meta:editing-cycles>56</meta:editing-cycles>
    <meta:generator>LibreOffice/5.2.0.4$Windows_x86 LibreOffice_project/066b007f5ebcc236395c7d282ba488bca6720265</meta:generator>
    <meta:document-statistic meta:table-count="9" meta:cell-count="7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5</text:p>
        </chart:subtitle>
        <chart:legend chart:legend-position="end" svg:x="14.469cm" svg:y="1.51cm" style:legend-expansion="high" chart:style-name="ch4"/>
        <chart:plot-area chart:style-name="ch5" table:cell-range-address="'Test Ratio 0.5'.B2:'Test Ratio 0.5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5'.C2:'Test Ratio 0.5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5'.C3:'Test Ratio 0.5'.G3" chart:label-cell-address="'Test Ratio 0.5'.B3:'Test Ratio 0.5'.B3" chart:class="chart:bar">
            <chart:data-point chart:repeated="5"/>
          </chart:series>
          <chart:series chart:style-name="ch12" chart:values-cell-range-address="'Test Ratio 0.5'.C4:'Test Ratio 0.5'.G4" chart:label-cell-address="'Test Ratio 0.5'.B4:'Test Ratio 0.5'.B4" chart:class="chart:bar">
            <chart:data-point chart:repeated="5"/>
          </chart:series>
          <chart:series chart:style-name="ch13" chart:values-cell-range-address="'Test Ratio 0.5'.C5:'Test Ratio 0.5'.G5" chart:label-cell-address="'Test Ratio 0.5'.B5:'Test Ratio 0.5'.B5" chart:class="chart:bar">
            <chart:data-point chart:repeated="5"/>
          </chart:series>
          <chart:series chart:style-name="ch14" chart:values-cell-range-address="'Test Ratio 0.5'.C6:'Test Ratio 0.5'.G6" chart:label-cell-address="'Test Ratio 0.5'.B6:'Test Ratio 0.5'.B6" chart:class="chart:bar">
            <chart:data-point chart:repeated="5"/>
          </chart:series>
          <chart:series chart:style-name="ch15" chart:values-cell-range-address="'Test Ratio 0.5'.C7:'Test Ratio 0.5'.G7" chart:label-cell-address="'Test Ratio 0.5'.B7:'Test Ratio 0.5'.B7" chart:class="chart:bar">
            <chart:data-point chart:repeated="5"/>
          </chart:series>
          <chart:series chart:style-name="ch16" chart:values-cell-range-address="'Test Ratio 0.5'.C8:'Test Ratio 0.5'.G8" chart:label-cell-address="'Test Ratio 0.5'.B8:'Test Ratio 0.5'.B8" chart:class="chart:bar">
            <chart:data-point chart:repeated="5"/>
          </chart:series>
          <chart:series chart:style-name="ch17" chart:values-cell-range-address="'Test Ratio 0.5'.C9:'Test Ratio 0.5'.G9" chart:label-cell-address="'Test Ratio 0.5'.B9:'Test Ratio 0.5'.B9" chart:class="chart:bar">
            <chart:data-point chart:repeated="5"/>
          </chart:series>
          <chart:series chart:style-name="ch18" chart:values-cell-range-address="'Test Ratio 0.5'.C10:'Test Ratio 0.5'.G10" chart:label-cell-address="'Test Ratio 0.5'.B10:'Test Ratio 0.5'.B10" chart:class="chart:bar">
            <chart:data-point chart:repeated="5"/>
          </chart:series>
          <chart:series chart:style-name="ch19" chart:values-cell-range-address="'Test Ratio 0.5'.C11:'Test Ratio 0.5'.G11" chart:label-cell-address="'Test Ratio 0.5'.B11:'Test Ratio 0.5'.B11" chart:class="chart:bar">
            <chart:data-point chart:repeated="5"/>
          </chart:series>
          <chart:series chart:style-name="ch20" chart:values-cell-range-address="'Test Ratio 0.5'.C12:'Test Ratio 0.5'.G12" chart:label-cell-address="'Test Ratio 0.5'.B12:'Test Ratio 0.5'.B12" chart:class="chart:bar">
            <chart:data-point chart:repeated="5"/>
          </chart:series>
          <chart:series chart:style-name="ch21" chart:values-cell-range-address="'Test Ratio 0.5'.C13:'Test Ratio 0.5'.G13" chart:label-cell-address="'Test Ratio 0.5'.B13:'Test Ratio 0.5'.B13" chart:class="chart:bar">
            <chart:data-point chart:repeated="5"/>
          </chart:series>
          <chart:series chart:style-name="ch22" chart:values-cell-range-address="'Test Ratio 0.5'.C14:'Test Ratio 0.5'.G14" chart:label-cell-address="'Test Ratio 0.5'.B14:'Test Ratio 0.5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5'.C2:'Test Ratio 0.5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5'.B3:'Test Ratio 0.5'.B3</svg:desc>
                </draw:g>
              </table:table-cell>
              <table:table-cell office:value-type="float" office:value="0.813241862432">
                <text:p>0.813241862432</text:p>
                <draw:g>
                  <svg:desc>'Test Ratio 0.5'.C3:'Test Ratio 0.5'.G3</svg:desc>
                </draw:g>
              </table:table-cell>
              <table:table-cell office:value-type="float" office:value="0.933793929218">
                <text:p>0.933793929218</text:p>
              </table:table-cell>
              <table:table-cell office:value-type="float" office:value="0.709002585975">
                <text:p>0.709002585975</text:p>
              </table:table-cell>
              <table:table-cell office:value-type="float" office:value="0.708439273145">
                <text:p>0.708439273145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2</text:p>
                <draw:g>
                  <svg:desc>'Test Ratio 0.5'.B4:'Test Ratio 0.5'.B4</svg:desc>
                </draw:g>
              </table:table-cell>
              <table:table-cell office:value-type="float" office:value="0.729261447673">
                <text:p>0.729261447673</text:p>
                <draw:g>
                  <svg:desc>'Test Ratio 0.5'.C4:'Test Ratio 0.5'.G4</svg:desc>
                </draw:g>
              </table:table-cell>
              <table:table-cell office:value-type="float" office:value="0.712672771318">
                <text:p>0.712672771318</text:p>
              </table:table-cell>
              <table:table-cell office:value-type="float" office:value="0.714893661291">
                <text:p>0.714893661291</text:p>
              </table:table-cell>
              <table:table-cell office:value-type="float" office:value="0.708439273145">
                <text:p>0.708439273145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3</text:p>
                <draw:g>
                  <svg:desc>'Test Ratio 0.5'.B5:'Test Ratio 0.5'.B5</svg:desc>
                </draw:g>
              </table:table-cell>
              <table:table-cell office:value-type="float" office:value="0.715198612412">
                <text:p>0.715198612412</text:p>
                <draw:g>
                  <svg:desc>'Test Ratio 0.5'.C5:'Test Ratio 0.5'.G5</svg:desc>
                </draw:g>
              </table:table-cell>
              <table:table-cell office:value-type="float" office:value="0.712672771318">
                <text:p>0.712672771318</text:p>
              </table:table-cell>
              <table:table-cell office:value-type="float" office:value="0.714893661291">
                <text:p>0.714893661291</text:p>
              </table:table-cell>
              <table:table-cell office:value-type="float" office:value="0.708439273145">
                <text:p>0.708439273145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4</text:p>
                <draw:g>
                  <svg:desc>'Test Ratio 0.5'.B6:'Test Ratio 0.5'.B6</svg:desc>
                </draw:g>
              </table:table-cell>
              <table:table-cell office:value-type="float" office:value="0.715198612412">
                <text:p>0.715198612412</text:p>
                <draw:g>
                  <svg:desc>'Test Ratio 0.5'.C6:'Test Ratio 0.5'.G6</svg:desc>
                </draw:g>
              </table:table-cell>
              <table:table-cell office:value-type="float" office:value="0.712672771318">
                <text:p>0.712672771318</text:p>
              </table:table-cell>
              <table:table-cell office:value-type="float" office:value="0.714893661291">
                <text:p>0.714893661291</text:p>
              </table:table-cell>
              <table:table-cell office:value-type="float" office:value="0.708439273145">
                <text:p>0.708439273145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5</text:p>
                <draw:g>
                  <svg:desc>'Test Ratio 0.5'.B7:'Test Ratio 0.5'.B7</svg:desc>
                </draw:g>
              </table:table-cell>
              <table:table-cell office:value-type="float" office:value="0.715198612412">
                <text:p>0.715198612412</text:p>
                <draw:g>
                  <svg:desc>'Test Ratio 0.5'.C7:'Test Ratio 0.5'.G7</svg:desc>
                </draw:g>
              </table:table-cell>
              <table:table-cell office:value-type="float" office:value="0.712672771318">
                <text:p>0.712672771318</text:p>
              </table:table-cell>
              <table:table-cell office:value-type="float" office:value="0.714893661291">
                <text:p>0.714893661291</text:p>
              </table:table-cell>
              <table:table-cell office:value-type="float" office:value="0.708439273145">
                <text:p>0.708439273145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10</text:p>
                <draw:g>
                  <svg:desc>'Test Ratio 0.5'.B8:'Test Ratio 0.5'.B8</svg:desc>
                </draw:g>
              </table:table-cell>
              <table:table-cell office:value-type="float" office:value="0.715198612412">
                <text:p>0.715198612412</text:p>
                <draw:g>
                  <svg:desc>'Test Ratio 0.5'.C8:'Test Ratio 0.5'.G8</svg:desc>
                </draw:g>
              </table:table-cell>
              <table:table-cell office:value-type="float" office:value="0.712672771318">
                <text:p>0.712672771318</text:p>
              </table:table-cell>
              <table:table-cell office:value-type="float" office:value="0.714893661291">
                <text:p>0.714893661291</text:p>
              </table:table-cell>
              <table:table-cell office:value-type="float" office:value="0.708439273145">
                <text:p>0.708439273145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30</text:p>
                <draw:g>
                  <svg:desc>'Test Ratio 0.5'.B9:'Test Ratio 0.5'.B9</svg:desc>
                </draw:g>
              </table:table-cell>
              <table:table-cell office:value-type="float" office:value="0.715198612412">
                <text:p>0.715198612412</text:p>
                <draw:g>
                  <svg:desc>'Test Ratio 0.5'.C9:'Test Ratio 0.5'.G9</svg:desc>
                </draw:g>
              </table:table-cell>
              <table:table-cell office:value-type="float" office:value="0.712672771318">
                <text:p>0.712672771318</text:p>
              </table:table-cell>
              <table:table-cell office:value-type="float" office:value="0.714893661291">
                <text:p>0.714893661291</text:p>
              </table:table-cell>
              <table:table-cell office:value-type="float" office:value="0.708439273145">
                <text:p>0.708439273145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60</text:p>
                <draw:g>
                  <svg:desc>'Test Ratio 0.5'.B10:'Test Ratio 0.5'.B10</svg:desc>
                </draw:g>
              </table:table-cell>
              <table:table-cell office:value-type="float" office:value="0.715198612412">
                <text:p>0.715198612412</text:p>
                <draw:g>
                  <svg:desc>'Test Ratio 0.5'.C10:'Test Ratio 0.5'.G10</svg:desc>
                </draw:g>
              </table:table-cell>
              <table:table-cell office:value-type="float" office:value="0.712672771318">
                <text:p>0.712672771318</text:p>
              </table:table-cell>
              <table:table-cell office:value-type="float" office:value="0.714893661291">
                <text:p>0.714893661291</text:p>
              </table:table-cell>
              <table:table-cell office:value-type="float" office:value="0.708439273145">
                <text:p>0.708439273145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300</text:p>
                <draw:g>
                  <svg:desc>'Test Ratio 0.5'.B11:'Test Ratio 0.5'.B11</svg:desc>
                </draw:g>
              </table:table-cell>
              <table:table-cell office:value-type="float" office:value="NaN">
                <text:p>NaN</text:p>
                <draw:g>
                  <svg:desc>'Test Ratio 0.5'.C11:'Test Ratio 0.5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8439273145">
                <text:p>0.708439273145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600</text:p>
                <draw:g>
                  <svg:desc>'Test Ratio 0.5'.B12:'Test Ratio 0.5'.B12</svg:desc>
                </draw:g>
              </table:table-cell>
              <table:table-cell office:value-type="float" office:value="NaN">
                <text:p>NaN</text:p>
                <draw:g>
                  <svg:desc>'Test Ratio 0.5'.C12:'Test Ratio 0.5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900</text:p>
                <draw:g>
                  <svg:desc>'Test Ratio 0.5'.B13:'Test Ratio 0.5'.B13</svg:desc>
                </draw:g>
              </table:table-cell>
              <table:table-cell office:value-type="float" office:value="NaN">
                <text:p>NaN</text:p>
                <draw:g>
                  <svg:desc>'Test Ratio 0.5'.C13:'Test Ratio 0.5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5119047619">
                <text:p>0.735119047619</text:p>
              </table:table-cell>
            </table:table-row>
            <table:table-row>
              <table:table-cell office:value-type="string">
                <text:p>1800</text:p>
                <draw:g>
                  <svg:desc>'Test Ratio 0.5'.B14:'Test Ratio 0.5'.B14</svg:desc>
                </draw:g>
              </table:table-cell>
              <table:table-cell office:value-type="float" office:value="NaN">
                <text:p>NaN</text:p>
                <draw:g>
                  <svg:desc>'Test Ratio 0.5'.C14:'Test Ratio 0.5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469cm" svg:y="1.51cm" style:legend-expansion="high" chart:style-name="ch4"/>
        <chart:plot-area chart:style-name="ch5" table:cell-range-address="'Test Ratio 0.6'.B2:'Test Ratio 0.6'.G14" chart:data-source-has-labels="both" svg:x="1.667cm" svg:y="2.155cm" svg:width="12.482cm" svg:height="5.701cm">
          <chartooo:coordinate-region svg:x="2.412cm" svg:y="2.35cm" svg:width="11.737cm" svg:height="4.867cm"/>
          <chart:axis chart:dimension="x" chart:name="primary-x" chart:style-name="ch6" chartooo:axis-type="auto">
            <chartooo:date-scale/>
            <chart:title svg:x="5.66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
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series chart:style-name="ch20" chart:values-cell-range-address="'Test Ratio 0.6'.C12:'Test Ratio 0.6'.G12" chart:label-cell-address="'Test Ratio 0.6'.B12:'Test Ratio 0.6'.B12" chart:class="chart:bar">
            <chart:data-point chart:repeated="5"/>
          </chart:series>
          <chart:series chart:style-name="ch21" chart:values-cell-range-address="'Test Ratio 0.6'.C13:'Test Ratio 0.6'.G13" chart:label-cell-address="'Test Ratio 0.6'.B13:'Test Ratio 0.6'.B13" chart:class="chart:bar">
            <chart:data-point chart:repeated="5"/>
          </chart:series>
          <chart:series chart:style-name="ch22" chart:values-cell-range-address="'Test Ratio 0.6'.C14:'Test Ratio 0.6'.G14" chart:label-cell-address="'Test Ratio 0.6'.B14:'Test Ratio 0.6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410448192534">
                <text:p>0.410448192534</text:p>
                <draw:g>
                  <svg:desc>'Test Ratio 0.6'.C3:'Test Ratio 0.6'.G3</svg:desc>
                </draw:g>
              </table:table-cell>
              <table:table-cell office:value-type="float" office:value="0.691511255804">
                <text:p>0.691511255804</text:p>
              </table:table-cell>
              <table:table-cell office:value-type="float" office:value="0.712852870282">
                <text:p>0.712852870282</text:p>
              </table:table-cell>
              <table:table-cell office:value-type="float" office:value="0.699635122061">
                <text:p>0.699635122061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2</text:p>
                <draw:g>
                  <svg:desc>'Test Ratio 0.6'.B4:'Test Ratio 0.6'.B4</svg:desc>
                </draw:g>
              </table:table-cell>
              <table:table-cell office:value-type="float" office:value="0.715495788297">
                <text:p>0.715495788297</text:p>
                <draw:g>
                  <svg:desc>'Test Ratio 0.6'.C4:'Test Ratio 0.6'.G4</svg:desc>
                </draw:g>
              </table:table-cell>
              <table:table-cell office:value-type="float" office:value="0.716303659911">
                <text:p>0.716303659911</text:p>
              </table:table-cell>
              <table:table-cell office:value-type="float" office:value="0.712852870282">
                <text:p>0.712852870282</text:p>
              </table:table-cell>
              <table:table-cell office:value-type="float" office:value="0.699635122061">
                <text:p>0.699635122061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3</text:p>
                <draw:g>
                  <svg:desc>'Test Ratio 0.6'.B5:'Test Ratio 0.6'.B5</svg:desc>
                </draw:g>
              </table:table-cell>
              <table:table-cell office:value-type="float" office:value="0.715495788297">
                <text:p>0.715495788297</text:p>
                <draw:g>
                  <svg:desc>'Test Ratio 0.6'.C5:'Test Ratio 0.6'.G5</svg:desc>
                </draw:g>
              </table:table-cell>
              <table:table-cell office:value-type="float" office:value="0.716303659911">
                <text:p>0.716303659911</text:p>
              </table:table-cell>
              <table:table-cell office:value-type="float" office:value="0.712852870282">
                <text:p>0.712852870282</text:p>
              </table:table-cell>
              <table:table-cell office:value-type="float" office:value="0.699635122061">
                <text:p>0.699635122061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4</text:p>
                <draw:g>
                  <svg:desc>'Test Ratio 0.6'.B6:'Test Ratio 0.6'.B6</svg:desc>
                </draw:g>
              </table:table-cell>
              <table:table-cell office:value-type="float" office:value="0.715495788297">
                <text:p>0.715495788297</text:p>
                <draw:g>
                  <svg:desc>'Test Ratio 0.6'.C6:'Test Ratio 0.6'.G6</svg:desc>
                </draw:g>
              </table:table-cell>
              <table:table-cell office:value-type="float" office:value="0.716303659911">
                <text:p>0.716303659911</text:p>
              </table:table-cell>
              <table:table-cell office:value-type="float" office:value="0.712852870282">
                <text:p>0.712852870282</text:p>
              </table:table-cell>
              <table:table-cell office:value-type="float" office:value="0.699635122061">
                <text:p>0.699635122061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5</text:p>
                <draw:g>
                  <svg:desc>'Test Ratio 0.6'.B7:'Test Ratio 0.6'.B7</svg:desc>
                </draw:g>
              </table:table-cell>
              <table:table-cell office:value-type="float" office:value="0.715495788297">
                <text:p>0.715495788297</text:p>
                <draw:g>
                  <svg:desc>'Test Ratio 0.6'.C7:'Test Ratio 0.6'.G7</svg:desc>
                </draw:g>
              </table:table-cell>
              <table:table-cell office:value-type="float" office:value="0.716303659911">
                <text:p>0.716303659911</text:p>
              </table:table-cell>
              <table:table-cell office:value-type="float" office:value="0.712852870282">
                <text:p>0.712852870282</text:p>
              </table:table-cell>
              <table:table-cell office:value-type="float" office:value="0.699635122061">
                <text:p>0.699635122061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10</text:p>
                <draw:g>
                  <svg:desc>'Test Ratio 0.6'.B8:'Test Ratio 0.6'.B8</svg:desc>
                </draw:g>
              </table:table-cell>
              <table:table-cell office:value-type="float" office:value="0.715495788297">
                <text:p>0.715495788297</text:p>
                <draw:g>
                  <svg:desc>'Test Ratio 0.6'.C8:'Test Ratio 0.6'.G8</svg:desc>
                </draw:g>
              </table:table-cell>
              <table:table-cell office:value-type="float" office:value="0.716303659911">
                <text:p>0.716303659911</text:p>
              </table:table-cell>
              <table:table-cell office:value-type="float" office:value="0.712852870282">
                <text:p>0.712852870282</text:p>
              </table:table-cell>
              <table:table-cell office:value-type="float" office:value="0.699635122061">
                <text:p>0.699635122061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30</text:p>
                <draw:g>
                  <svg:desc>'Test Ratio 0.6'.B9:'Test Ratio 0.6'.B9</svg:desc>
                </draw:g>
              </table:table-cell>
              <table:table-cell office:value-type="float" office:value="0.715495788297">
                <text:p>0.715495788297</text:p>
                <draw:g>
                  <svg:desc>'Test Ratio 0.6'.C9:'Test Ratio 0.6'.G9</svg:desc>
                </draw:g>
              </table:table-cell>
              <table:table-cell office:value-type="float" office:value="0.716303659911">
                <text:p>0.716303659911</text:p>
              </table:table-cell>
              <table:table-cell office:value-type="float" office:value="0.712852870282">
                <text:p>0.712852870282</text:p>
              </table:table-cell>
              <table:table-cell office:value-type="float" office:value="0.699635122061">
                <text:p>0.699635122061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60</text:p>
                <draw:g>
                  <svg:desc>'Test Ratio 0.6'.B10:'Test Ratio 0.6'.B10</svg:desc>
                </draw:g>
              </table:table-cell>
              <table:table-cell office:value-type="float" office:value="0.715495788297">
                <text:p>0.715495788297</text:p>
                <draw:g>
                  <svg:desc>'Test Ratio 0.6'.C10:'Test Ratio 0.6'.G10</svg:desc>
                </draw:g>
              </table:table-cell>
              <table:table-cell office:value-type="float" office:value="0.716303659911">
                <text:p>0.716303659911</text:p>
              </table:table-cell>
              <table:table-cell office:value-type="float" office:value="0.712852870282">
                <text:p>0.712852870282</text:p>
              </table:table-cell>
              <table:table-cell office:value-type="float" office:value="0.699635122061">
                <text:p>0.699635122061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3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635122061">
                <text:p>0.699635122061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600</text:p>
                <draw:g>
                  <svg:desc>'Test Ratio 0.6'.B12:'Test Ratio 0.6'.B12</svg:desc>
                </draw:g>
              </table:table-cell>
              <table:table-cell office:value-type="float" office:value="NaN">
                <text:p>NaN</text:p>
                <draw:g>
                  <svg:desc>'Test Ratio 0.6'.C12:'Test Ratio 0.6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900</text:p>
                <draw:g>
                  <svg:desc>'Test Ratio 0.6'.B13:'Test Ratio 0.6'.B13</svg:desc>
                </draw:g>
              </table:table-cell>
              <table:table-cell office:value-type="float" office:value="NaN">
                <text:p>NaN</text:p>
                <draw:g>
                  <svg:desc>'Test Ratio 0.6'.C13:'Test Ratio 0.6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986050986">
                <text:p>0.725986050986</text:p>
              </table:table-cell>
            </table:table-row>
            <table:table-row>
              <table:table-cell office:value-type="string">
                <text:p>1800</text:p>
                <draw:g>
                  <svg:desc>'Test Ratio 0.6'.B14:'Test Ratio 0.6'.B14</svg:desc>
                </draw:g>
              </table:table-cell>
              <table:table-cell office:value-type="float" office:value="NaN">
                <text:p>NaN</text:p>
                <draw:g>
                  <svg:desc>'Test Ratio 0.6'.C14:'Test Ratio 0.6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469cm" svg:y="1.51cm" style:legend-expansion="high" chart:style-name="ch4"/>
        <chart:plot-area chart:style-name="ch5" table:cell-range-address="'Test Ratio 0.7'.B2:'Test Ratio 0.7'.G14" chart:data-source-has-labels="both" svg:x="1.314cm" svg:y="2.155cm" svg:width="12.835cm" svg:height="5.701cm">
          <chartooo:coordinate-region svg:x="2.253cm" svg:y="2.351cm" svg:width="11.896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series chart:style-name="ch19" chart:values-cell-range-address="'Test Ratio 0.7'.C11:'Test Ratio 0.7'.G11" chart:label-cell-address="'Test Ratio 0.7'.B11:'Test Ratio 0.7'.B11" chart:class="chart:bar">
            <chart:data-point chart:repeated="5"/>
          </chart:series>
          <chart:series chart:style-name="ch20" chart:values-cell-range-address="'Test Ratio 0.7'.C12:'Test Ratio 0.7'.G12" chart:label-cell-address="'Test Ratio 0.7'.B12:'Test Ratio 0.7'.B12" chart:class="chart:bar">
            <chart:data-point chart:repeated="5"/>
          </chart:series>
          <chart:series chart:style-name="ch21" chart:values-cell-range-address="'Test Ratio 0.7'.C13:'Test Ratio 0.7'.G13" chart:label-cell-address="'Test Ratio 0.7'.B13:'Test Ratio 0.7'.B13" chart:class="chart:bar">
            <chart:data-point chart:repeated="5"/>
          </chart:series>
          <chart:series chart:style-name="ch22" chart:values-cell-range-address="'Test Ratio 0.7'.C14:'Test Ratio 0.7'.G14" chart:label-cell-address="'Test Ratio 0.7'.B14:'Test Ratio 0.7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622246670341">
                <text:p>0.622246670341</text:p>
                <draw:g>
                  <svg:desc>'Test Ratio 0.7'.C3:'Test Ratio 0.7'.G3</svg:desc>
                </draw:g>
              </table:table-cell>
              <table:table-cell office:value-type="float" office:value="0.712392730618">
                <text:p>0.712392730618</text:p>
              </table:table-cell>
              <table:table-cell office:value-type="float" office:value="0.715194849205">
                <text:p>0.715194849205</text:p>
              </table:table-cell>
              <table:table-cell office:value-type="float" office:value="0.702778863648">
                <text:p>0.702778863648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2</text:p>
                <draw:g>
                  <svg:desc>'Test Ratio 0.7'.B4:'Test Ratio 0.7'.B4</svg:desc>
                </draw:g>
              </table:table-cell>
              <table:table-cell office:value-type="float" office:value="0.715111305677">
                <text:p>0.715111305677</text:p>
                <draw:g>
                  <svg:desc>'Test Ratio 0.7'.C4:'Test Ratio 0.7'.G4</svg:desc>
                </draw:g>
              </table:table-cell>
              <table:table-cell office:value-type="float" office:value="0.712392730618">
                <text:p>0.712392730618</text:p>
              </table:table-cell>
              <table:table-cell office:value-type="float" office:value="0.715194849205">
                <text:p>0.715194849205</text:p>
              </table:table-cell>
              <table:table-cell office:value-type="float" office:value="0.702778863648">
                <text:p>0.702778863648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3</text:p>
                <draw:g>
                  <svg:desc>'Test Ratio 0.7'.B5:'Test Ratio 0.7'.B5</svg:desc>
                </draw:g>
              </table:table-cell>
              <table:table-cell office:value-type="float" office:value="0.715111305677">
                <text:p>0.715111305677</text:p>
                <draw:g>
                  <svg:desc>'Test Ratio 0.7'.C5:'Test Ratio 0.7'.G5</svg:desc>
                </draw:g>
              </table:table-cell>
              <table:table-cell office:value-type="float" office:value="0.712392730618">
                <text:p>0.712392730618</text:p>
              </table:table-cell>
              <table:table-cell office:value-type="float" office:value="0.715194849205">
                <text:p>0.715194849205</text:p>
              </table:table-cell>
              <table:table-cell office:value-type="float" office:value="0.702778863648">
                <text:p>0.702778863648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4</text:p>
                <draw:g>
                  <svg:desc>'Test Ratio 0.7'.B6:'Test Ratio 0.7'.B6</svg:desc>
                </draw:g>
              </table:table-cell>
              <table:table-cell office:value-type="float" office:value="0.715111305677">
                <text:p>0.715111305677</text:p>
                <draw:g>
                  <svg:desc>'Test Ratio 0.7'.C6:'Test Ratio 0.7'.G6</svg:desc>
                </draw:g>
              </table:table-cell>
              <table:table-cell office:value-type="float" office:value="0.712392730618">
                <text:p>0.712392730618</text:p>
              </table:table-cell>
              <table:table-cell office:value-type="float" office:value="0.715194849205">
                <text:p>0.715194849205</text:p>
              </table:table-cell>
              <table:table-cell office:value-type="float" office:value="0.702778863648">
                <text:p>0.702778863648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5</text:p>
                <draw:g>
                  <svg:desc>'Test Ratio 0.7'.B7:'Test Ratio 0.7'.B7</svg:desc>
                </draw:g>
              </table:table-cell>
              <table:table-cell office:value-type="float" office:value="0.715111305677">
                <text:p>0.715111305677</text:p>
                <draw:g>
                  <svg:desc>'Test Ratio 0.7'.C7:'Test Ratio 0.7'.G7</svg:desc>
                </draw:g>
              </table:table-cell>
              <table:table-cell office:value-type="float" office:value="0.712392730618">
                <text:p>0.712392730618</text:p>
              </table:table-cell>
              <table:table-cell office:value-type="float" office:value="0.715194849205">
                <text:p>0.715194849205</text:p>
              </table:table-cell>
              <table:table-cell office:value-type="float" office:value="0.702778863648">
                <text:p>0.702778863648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10</text:p>
                <draw:g>
                  <svg:desc>'Test Ratio 0.7'.B8:'Test Ratio 0.7'.B8</svg:desc>
                </draw:g>
              </table:table-cell>
              <table:table-cell office:value-type="float" office:value="0.715111305677">
                <text:p>0.715111305677</text:p>
                <draw:g>
                  <svg:desc>'Test Ratio 0.7'.C8:'Test Ratio 0.7'.G8</svg:desc>
                </draw:g>
              </table:table-cell>
              <table:table-cell office:value-type="float" office:value="0.712392730618">
                <text:p>0.712392730618</text:p>
              </table:table-cell>
              <table:table-cell office:value-type="float" office:value="0.715194849205">
                <text:p>0.715194849205</text:p>
              </table:table-cell>
              <table:table-cell office:value-type="float" office:value="0.702778863648">
                <text:p>0.702778863648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30</text:p>
                <draw:g>
                  <svg:desc>'Test Ratio 0.7'.B9:'Test Ratio 0.7'.B9</svg:desc>
                </draw:g>
              </table:table-cell>
              <table:table-cell office:value-type="float" office:value="0.715111305677">
                <text:p>0.715111305677</text:p>
                <draw:g>
                  <svg:desc>'Test Ratio 0.7'.C9:'Test Ratio 0.7'.G9</svg:desc>
                </draw:g>
              </table:table-cell>
              <table:table-cell office:value-type="float" office:value="0.712392730618">
                <text:p>0.712392730618</text:p>
              </table:table-cell>
              <table:table-cell office:value-type="float" office:value="0.715194849205">
                <text:p>0.715194849205</text:p>
              </table:table-cell>
              <table:table-cell office:value-type="float" office:value="0.702778863648">
                <text:p>0.702778863648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60</text:p>
                <draw:g>
                  <svg:desc>'Test Ratio 0.7'.B10:'Test Ratio 0.7'.B10</svg:desc>
                </draw:g>
              </table:table-cell>
              <table:table-cell office:value-type="float" office:value="0.715111305677">
                <text:p>0.715111305677</text:p>
                <draw:g>
                  <svg:desc>'Test Ratio 0.7'.C10:'Test Ratio 0.7'.G10</svg:desc>
                </draw:g>
              </table:table-cell>
              <table:table-cell office:value-type="float" office:value="0.712392730618">
                <text:p>0.712392730618</text:p>
              </table:table-cell>
              <table:table-cell office:value-type="float" office:value="0.715194849205">
                <text:p>0.715194849205</text:p>
              </table:table-cell>
              <table:table-cell office:value-type="float" office:value="0.702778863648">
                <text:p>0.702778863648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300</text:p>
                <draw:g>
                  <svg:desc>'Test Ratio 0.7'.B11:'Test Ratio 0.7'.B11</svg:desc>
                </draw:g>
              </table:table-cell>
              <table:table-cell office:value-type="float" office:value="NaN">
                <text:p>NaN</text:p>
                <draw:g>
                  <svg:desc>'Test Ratio 0.7'.C11:'Test Ratio 0.7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2778863648">
                <text:p>0.702778863648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600</text:p>
                <draw:g>
                  <svg:desc>'Test Ratio 0.7'.B12:'Test Ratio 0.7'.B12</svg:desc>
                </draw:g>
              </table:table-cell>
              <table:table-cell office:value-type="float" office:value="NaN">
                <text:p>NaN</text:p>
                <draw:g>
                  <svg:desc>'Test Ratio 0.7'.C12:'Test Ratio 0.7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900</text:p>
                <draw:g>
                  <svg:desc>'Test Ratio 0.7'.B13:'Test Ratio 0.7'.B13</svg:desc>
                </draw:g>
              </table:table-cell>
              <table:table-cell office:value-type="float" office:value="NaN">
                <text:p>NaN</text:p>
                <draw:g>
                  <svg:desc>'Test Ratio 0.7'.C13:'Test Ratio 0.7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134421134">
                <text:p>0.721134421134</text:p>
              </table:table-cell>
            </table:table-row>
            <table:table-row>
              <table:table-cell office:value-type="string">
                <text:p>1800</text:p>
                <draw:g>
                  <svg:desc>'Test Ratio 0.7'.B14:'Test Ratio 0.7'.B14</svg:desc>
                </draw:g>
              </table:table-cell>
              <table:table-cell office:value-type="float" office:value="NaN">
                <text:p>NaN</text:p>
                <draw:g>
                  <svg:desc>'Test Ratio 0.7'.C14:'Test Ratio 0.7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3cm" svg:y="0.319cm" chart:style-name="ch2">
          <text:p>Occupancy Sensing Accuracy vs Labeling Period</text:p>
        </chart:title>
        <chart:subtitle svg:x="6.492cm" svg:y="1.302cm" chart:style-name="ch3">
          <text:p>with test ratio 0.4</text:p>
        </chart:subtitle>
        <chart:legend chart:legend-position="end" svg:x="14.469cm" svg:y="1.51cm" style:legend-expansion="high" chart:style-name="ch4"/>
        <chart:plot-area chart:style-name="ch5" table:cell-range-address="'Test Ratio 0.4'.B2:'Test Ratio 0.4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4'.C2:'Test Ratio 0.4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4'.C3:'Test Ratio 0.4'.G3" chart:label-cell-address="'Test Ratio 0.4'.B3:'Test Ratio 0.4'.B3" chart:class="chart:bar">
            <chart:data-point chart:repeated="5"/>
          </chart:series>
          <chart:series chart:style-name="ch12" chart:values-cell-range-address="'Test Ratio 0.4'.C4:'Test Ratio 0.4'.G4" chart:label-cell-address="'Test Ratio 0.4'.B4:'Test Ratio 0.4'.B4" chart:class="chart:bar">
            <chart:data-point chart:repeated="5"/>
          </chart:series>
          <chart:series chart:style-name="ch13" chart:values-cell-range-address="'Test Ratio 0.4'.C5:'Test Ratio 0.4'.G5" chart:label-cell-address="'Test Ratio 0.4'.B5:'Test Ratio 0.4'.B5" chart:class="chart:bar">
            <chart:data-point chart:repeated="5"/>
          </chart:series>
          <chart:series chart:style-name="ch14" chart:values-cell-range-address="'Test Ratio 0.4'.C6:'Test Ratio 0.4'.G6" chart:label-cell-address="'Test Ratio 0.4'.B6:'Test Ratio 0.4'.B6" chart:class="chart:bar">
            <chart:data-point chart:repeated="5"/>
          </chart:series>
          <chart:series chart:style-name="ch15" chart:values-cell-range-address="'Test Ratio 0.4'.C7:'Test Ratio 0.4'.G7" chart:label-cell-address="'Test Ratio 0.4'.B7:'Test Ratio 0.4'.B7" chart:class="chart:bar">
            <chart:data-point chart:repeated="5"/>
          </chart:series>
          <chart:series chart:style-name="ch16" chart:values-cell-range-address="'Test Ratio 0.4'.C8:'Test Ratio 0.4'.G8" chart:label-cell-address="'Test Ratio 0.4'.B8:'Test Ratio 0.4'.B8" chart:class="chart:bar">
            <chart:data-point chart:repeated="5"/>
          </chart:series>
          <chart:series chart:style-name="ch17" chart:values-cell-range-address="'Test Ratio 0.4'.C9:'Test Ratio 0.4'.G9" chart:label-cell-address="'Test Ratio 0.4'.B9:'Test Ratio 0.4'.B9" chart:class="chart:bar">
            <chart:data-point chart:repeated="5"/>
          </chart:series>
          <chart:series chart:style-name="ch18" chart:values-cell-range-address="'Test Ratio 0.4'.C10:'Test Ratio 0.4'.G10" chart:label-cell-address="'Test Ratio 0.4'.B10:'Test Ratio 0.4'.B10" chart:class="chart:bar">
            <chart:data-point chart:repeated="5"/>
          </chart:series>
          <chart:series chart:style-name="ch19" chart:values-cell-range-address="'Test Ratio 0.4'.C11:'Test Ratio 0.4'.G11" chart:label-cell-address="'Test Ratio 0.4'.B11:'Test Ratio 0.4'.B11" chart:class="chart:bar">
            <chart:data-point chart:repeated="5"/>
          </chart:series>
          <chart:series chart:style-name="ch20" chart:values-cell-range-address="'Test Ratio 0.4'.C12:'Test Ratio 0.4'.G12" chart:label-cell-address="'Test Ratio 0.4'.B12:'Test Ratio 0.4'.B12" chart:class="chart:bar">
            <chart:data-point chart:repeated="5"/>
          </chart:series>
          <chart:series chart:style-name="ch21" chart:values-cell-range-address="'Test Ratio 0.4'.C13:'Test Ratio 0.4'.G13" chart:label-cell-address="'Test Ratio 0.4'.B13:'Test Ratio 0.4'.B13" chart:class="chart:bar">
            <chart:data-point chart:repeated="5"/>
          </chart:series>
          <chart:series chart:style-name="ch22" chart:values-cell-range-address="'Test Ratio 0.4'.C14:'Test Ratio 0.4'.G14" chart:label-cell-address="'Test Ratio 0.4'.B14:'Test Ratio 0.4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4'.C2:'Test Ratio 0.4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4'.B3:'Test Ratio 0.4'.B3</svg:desc>
                </draw:g>
              </table:table-cell>
              <table:table-cell office:value-type="float" office:value="0.362250815593">
                <text:p>0.362250815593</text:p>
                <draw:g>
                  <svg:desc>'Test Ratio 0.4'.C3:'Test Ratio 0.4'.G3</svg:desc>
                </draw:g>
              </table:table-cell>
              <table:table-cell office:value-type="float" office:value="0.486961939572">
                <text:p>0.486961939572</text:p>
              </table:table-cell>
              <table:table-cell office:value-type="float" office:value="0.690068108775">
                <text:p>0.690068108775</text:p>
              </table:table-cell>
              <table:table-cell office:value-type="float" office:value="0.683494038641">
                <text:p>0.683494038641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2</text:p>
                <draw:g>
                  <svg:desc>'Test Ratio 0.4'.B4:'Test Ratio 0.4'.B4</svg:desc>
                </draw:g>
              </table:table-cell>
              <table:table-cell office:value-type="float" office:value="0.716409067343">
                <text:p>0.716409067343</text:p>
                <draw:g>
                  <svg:desc>'Test Ratio 0.4'.C4:'Test Ratio 0.4'.G4</svg:desc>
                </draw:g>
              </table:table-cell>
              <table:table-cell office:value-type="float" office:value="0.707527963816">
                <text:p>0.707527963816</text:p>
              </table:table-cell>
              <table:table-cell office:value-type="float" office:value="0.712809811517">
                <text:p>0.712809811517</text:p>
              </table:table-cell>
              <table:table-cell office:value-type="float" office:value="0.683494038641">
                <text:p>0.683494038641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3</text:p>
                <draw:g>
                  <svg:desc>'Test Ratio 0.4'.B5:'Test Ratio 0.4'.B5</svg:desc>
                </draw:g>
              </table:table-cell>
              <table:table-cell office:value-type="float" office:value="0.719822868048">
                <text:p>0.719822868048</text:p>
                <draw:g>
                  <svg:desc>'Test Ratio 0.4'.C5:'Test Ratio 0.4'.G5</svg:desc>
                </draw:g>
              </table:table-cell>
              <table:table-cell office:value-type="float" office:value="0.707527963816">
                <text:p>0.707527963816</text:p>
              </table:table-cell>
              <table:table-cell office:value-type="float" office:value="0.712809811517">
                <text:p>0.712809811517</text:p>
              </table:table-cell>
              <table:table-cell office:value-type="float" office:value="0.683494038641">
                <text:p>0.683494038641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4</text:p>
                <draw:g>
                  <svg:desc>'Test Ratio 0.4'.B6:'Test Ratio 0.4'.B6</svg:desc>
                </draw:g>
              </table:table-cell>
              <table:table-cell office:value-type="float" office:value="0.719822868048">
                <text:p>0.719822868048</text:p>
                <draw:g>
                  <svg:desc>'Test Ratio 0.4'.C6:'Test Ratio 0.4'.G6</svg:desc>
                </draw:g>
              </table:table-cell>
              <table:table-cell office:value-type="float" office:value="0.707527963816">
                <text:p>0.707527963816</text:p>
              </table:table-cell>
              <table:table-cell office:value-type="float" office:value="0.712809811517">
                <text:p>0.712809811517</text:p>
              </table:table-cell>
              <table:table-cell office:value-type="float" office:value="0.683494038641">
                <text:p>0.683494038641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5</text:p>
                <draw:g>
                  <svg:desc>'Test Ratio 0.4'.B7:'Test Ratio 0.4'.B7</svg:desc>
                </draw:g>
              </table:table-cell>
              <table:table-cell office:value-type="float" office:value="0.719822868048">
                <text:p>0.719822868048</text:p>
                <draw:g>
                  <svg:desc>'Test Ratio 0.4'.C7:'Test Ratio 0.4'.G7</svg:desc>
                </draw:g>
              </table:table-cell>
              <table:table-cell office:value-type="float" office:value="0.707527963816">
                <text:p>0.707527963816</text:p>
              </table:table-cell>
              <table:table-cell office:value-type="float" office:value="0.712809811517">
                <text:p>0.712809811517</text:p>
              </table:table-cell>
              <table:table-cell office:value-type="float" office:value="0.683494038641">
                <text:p>0.683494038641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10</text:p>
                <draw:g>
                  <svg:desc>'Test Ratio 0.4'.B8:'Test Ratio 0.4'.B8</svg:desc>
                </draw:g>
              </table:table-cell>
              <table:table-cell office:value-type="float" office:value="0.719822868048">
                <text:p>0.719822868048</text:p>
                <draw:g>
                  <svg:desc>'Test Ratio 0.4'.C8:'Test Ratio 0.4'.G8</svg:desc>
                </draw:g>
              </table:table-cell>
              <table:table-cell office:value-type="float" office:value="0.707527963816">
                <text:p>0.707527963816</text:p>
              </table:table-cell>
              <table:table-cell office:value-type="float" office:value="0.712809811517">
                <text:p>0.712809811517</text:p>
              </table:table-cell>
              <table:table-cell office:value-type="float" office:value="0.683494038641">
                <text:p>0.683494038641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30</text:p>
                <draw:g>
                  <svg:desc>'Test Ratio 0.4'.B9:'Test Ratio 0.4'.B9</svg:desc>
                </draw:g>
              </table:table-cell>
              <table:table-cell office:value-type="float" office:value="0.719822868048">
                <text:p>0.719822868048</text:p>
                <draw:g>
                  <svg:desc>'Test Ratio 0.4'.C9:'Test Ratio 0.4'.G9</svg:desc>
                </draw:g>
              </table:table-cell>
              <table:table-cell office:value-type="float" office:value="0.707527963816">
                <text:p>0.707527963816</text:p>
              </table:table-cell>
              <table:table-cell office:value-type="float" office:value="0.712809811517">
                <text:p>0.712809811517</text:p>
              </table:table-cell>
              <table:table-cell office:value-type="float" office:value="0.683494038641">
                <text:p>0.683494038641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60</text:p>
                <draw:g>
                  <svg:desc>'Test Ratio 0.4'.B10:'Test Ratio 0.4'.B10</svg:desc>
                </draw:g>
              </table:table-cell>
              <table:table-cell office:value-type="float" office:value="0.719822868048">
                <text:p>0.719822868048</text:p>
                <draw:g>
                  <svg:desc>'Test Ratio 0.4'.C10:'Test Ratio 0.4'.G10</svg:desc>
                </draw:g>
              </table:table-cell>
              <table:table-cell office:value-type="float" office:value="0.707527963816">
                <text:p>0.707527963816</text:p>
              </table:table-cell>
              <table:table-cell office:value-type="float" office:value="0.712809811517">
                <text:p>0.712809811517</text:p>
              </table:table-cell>
              <table:table-cell office:value-type="float" office:value="0.683494038641">
                <text:p>0.683494038641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300</text:p>
                <draw:g>
                  <svg:desc>'Test Ratio 0.4'.B11:'Test Ratio 0.4'.B11</svg:desc>
                </draw:g>
              </table:table-cell>
              <table:table-cell office:value-type="float" office:value="NaN">
                <text:p>NaN</text:p>
                <draw:g>
                  <svg:desc>'Test Ratio 0.4'.C11:'Test Ratio 0.4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494038641">
                <text:p>0.683494038641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600</text:p>
                <draw:g>
                  <svg:desc>'Test Ratio 0.4'.B12:'Test Ratio 0.4'.B12</svg:desc>
                </draw:g>
              </table:table-cell>
              <table:table-cell office:value-type="float" office:value="NaN">
                <text:p>NaN</text:p>
                <draw:g>
                  <svg:desc>'Test Ratio 0.4'.C12:'Test Ratio 0.4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900</text:p>
                <draw:g>
                  <svg:desc>'Test Ratio 0.4'.B13:'Test Ratio 0.4'.B13</svg:desc>
                </draw:g>
              </table:table-cell>
              <table:table-cell office:value-type="float" office:value="NaN">
                <text:p>NaN</text:p>
                <draw:g>
                  <svg:desc>'Test Ratio 0.4'.C13:'Test Ratio 0.4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1115520282">
                <text:p>0.741115520282</text:p>
              </table:table-cell>
            </table:table-row>
            <table:table-row>
              <table:table-cell office:value-type="string">
                <text:p>1800</text:p>
                <draw:g>
                  <svg:desc>'Test Ratio 0.4'.B14:'Test Ratio 0.4'.B14</svg:desc>
                </draw:g>
              </table:table-cell>
              <table:table-cell office:value-type="float" office:value="NaN">
                <text:p>NaN</text:p>
                <draw:g>
                  <svg:desc>'Test Ratio 0.4'.C14:'Test Ratio 0.4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1.508cm" style:legend-expansion="high" chart:style-name="ch4"/>
        <chart:plot-area chart:style-name="ch5" table:cell-range-address="'Test Ratio 0.8'.B2:'Test Ratio 0.8'.G14" chart:data-source-has-labels="both" svg:x="1.313cm" svg:y="2.152cm" svg:width="12.823cm" svg:height="5.701cm">
          <chartooo:coordinate-region svg:x="2.446cm" svg:y="2.348cm" svg:width="11.69cm" svg:height="4.866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series chart:style-name="ch20" chart:values-cell-range-address="'Test Ratio 0.8'.C12:'Test Ratio 0.8'.G12" chart:label-cell-address="'Test Ratio 0.8'.B12:'Test Ratio 0.8'.B12" chart:class="chart:bar">
            <chart:data-point chart:repeated="5"/>
          </chart:series>
          <chart:series chart:style-name="ch21" chart:values-cell-range-address="'Test Ratio 0.8'.C13:'Test Ratio 0.8'.G13" chart:label-cell-address="'Test Ratio 0.8'.B13:'Test Ratio 0.8'.B13" chart:class="chart:bar">
            <chart:data-point chart:repeated="5"/>
          </chart:series>
          <chart:series chart:style-name="ch22" chart:values-cell-range-address="'Test Ratio 0.8'.C14:'Test Ratio 0.8'.G14" chart:label-cell-address="'Test Ratio 0.8'.B14:'Test Ratio 0.8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716290238219">
                <text:p>0.716290238219</text:p>
                <draw:g>
                  <svg:desc>'Test Ratio 0.8'.C3:'Test Ratio 0.8'.G3</svg:desc>
                </draw:g>
              </table:table-cell>
              <table:table-cell office:value-type="float" office:value="0.712310553807">
                <text:p>0.712310553807</text:p>
              </table:table-cell>
              <table:table-cell office:value-type="float" office:value="0.711279227985">
                <text:p>0.711279227985</text:p>
              </table:table-cell>
              <table:table-cell office:value-type="float" office:value="0.705515219259">
                <text:p>0.705515219259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2</text:p>
                <draw:g>
                  <svg:desc>'Test Ratio 0.8'.B4:'Test Ratio 0.8'.B4</svg:desc>
                </draw:g>
              </table:table-cell>
              <table:table-cell office:value-type="float" office:value="0.715924741143">
                <text:p>0.715924741143</text:p>
                <draw:g>
                  <svg:desc>'Test Ratio 0.8'.C4:'Test Ratio 0.8'.G4</svg:desc>
                </draw:g>
              </table:table-cell>
              <table:table-cell office:value-type="float" office:value="0.712310553807">
                <text:p>0.712310553807</text:p>
              </table:table-cell>
              <table:table-cell office:value-type="float" office:value="0.711279227985">
                <text:p>0.711279227985</text:p>
              </table:table-cell>
              <table:table-cell office:value-type="float" office:value="0.705515219259">
                <text:p>0.705515219259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3</text:p>
                <draw:g>
                  <svg:desc>'Test Ratio 0.8'.B5:'Test Ratio 0.8'.B5</svg:desc>
                </draw:g>
              </table:table-cell>
              <table:table-cell office:value-type="float" office:value="0.715924741143">
                <text:p>0.715924741143</text:p>
                <draw:g>
                  <svg:desc>'Test Ratio 0.8'.C5:'Test Ratio 0.8'.G5</svg:desc>
                </draw:g>
              </table:table-cell>
              <table:table-cell office:value-type="float" office:value="0.712310553807">
                <text:p>0.712310553807</text:p>
              </table:table-cell>
              <table:table-cell office:value-type="float" office:value="0.711279227985">
                <text:p>0.711279227985</text:p>
              </table:table-cell>
              <table:table-cell office:value-type="float" office:value="0.705515219259">
                <text:p>0.705515219259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4</text:p>
                <draw:g>
                  <svg:desc>'Test Ratio 0.8'.B6:'Test Ratio 0.8'.B6</svg:desc>
                </draw:g>
              </table:table-cell>
              <table:table-cell office:value-type="float" office:value="0.715924741143">
                <text:p>0.715924741143</text:p>
                <draw:g>
                  <svg:desc>'Test Ratio 0.8'.C6:'Test Ratio 0.8'.G6</svg:desc>
                </draw:g>
              </table:table-cell>
              <table:table-cell office:value-type="float" office:value="0.712310553807">
                <text:p>0.712310553807</text:p>
              </table:table-cell>
              <table:table-cell office:value-type="float" office:value="0.711279227985">
                <text:p>0.711279227985</text:p>
              </table:table-cell>
              <table:table-cell office:value-type="float" office:value="0.705515219259">
                <text:p>0.705515219259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5</text:p>
                <draw:g>
                  <svg:desc>'Test Ratio 0.8'.B7:'Test Ratio 0.8'.B7</svg:desc>
                </draw:g>
              </table:table-cell>
              <table:table-cell office:value-type="float" office:value="0.715924741143">
                <text:p>0.715924741143</text:p>
                <draw:g>
                  <svg:desc>'Test Ratio 0.8'.C7:'Test Ratio 0.8'.G7</svg:desc>
                </draw:g>
              </table:table-cell>
              <table:table-cell office:value-type="float" office:value="0.712310553807">
                <text:p>0.712310553807</text:p>
              </table:table-cell>
              <table:table-cell office:value-type="float" office:value="0.711279227985">
                <text:p>0.711279227985</text:p>
              </table:table-cell>
              <table:table-cell office:value-type="float" office:value="0.705515219259">
                <text:p>0.705515219259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10</text:p>
                <draw:g>
                  <svg:desc>'Test Ratio 0.8'.B8:'Test Ratio 0.8'.B8</svg:desc>
                </draw:g>
              </table:table-cell>
              <table:table-cell office:value-type="float" office:value="0.715924741143">
                <text:p>0.715924741143</text:p>
                <draw:g>
                  <svg:desc>'Test Ratio 0.8'.C8:'Test Ratio 0.8'.G8</svg:desc>
                </draw:g>
              </table:table-cell>
              <table:table-cell office:value-type="float" office:value="0.712310553807">
                <text:p>0.712310553807</text:p>
              </table:table-cell>
              <table:table-cell office:value-type="float" office:value="0.711279227985">
                <text:p>0.711279227985</text:p>
              </table:table-cell>
              <table:table-cell office:value-type="float" office:value="0.705515219259">
                <text:p>0.705515219259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30</text:p>
                <draw:g>
                  <svg:desc>'Test Ratio 0.8'.B9:'Test Ratio 0.8'.B9</svg:desc>
                </draw:g>
              </table:table-cell>
              <table:table-cell office:value-type="float" office:value="0.715924741143">
                <text:p>0.715924741143</text:p>
                <draw:g>
                  <svg:desc>'Test Ratio 0.8'.C9:'Test Ratio 0.8'.G9</svg:desc>
                </draw:g>
              </table:table-cell>
              <table:table-cell office:value-type="float" office:value="0.712310553807">
                <text:p>0.712310553807</text:p>
              </table:table-cell>
              <table:table-cell office:value-type="float" office:value="0.711279227985">
                <text:p>0.711279227985</text:p>
              </table:table-cell>
              <table:table-cell office:value-type="float" office:value="0.705515219259">
                <text:p>0.705515219259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60</text:p>
                <draw:g>
                  <svg:desc>'Test Ratio 0.8'.B10:'Test Ratio 0.8'.B10</svg:desc>
                </draw:g>
              </table:table-cell>
              <table:table-cell office:value-type="float" office:value="0.715924741143">
                <text:p>0.715924741143</text:p>
                <draw:g>
                  <svg:desc>'Test Ratio 0.8'.C10:'Test Ratio 0.8'.G10</svg:desc>
                </draw:g>
              </table:table-cell>
              <table:table-cell office:value-type="float" office:value="0.712310553807">
                <text:p>0.712310553807</text:p>
              </table:table-cell>
              <table:table-cell office:value-type="float" office:value="0.711279227985">
                <text:p>0.711279227985</text:p>
              </table:table-cell>
              <table:table-cell office:value-type="float" office:value="0.705515219259">
                <text:p>0.705515219259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3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515219259">
                <text:p>0.705515219259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600</text:p>
                <draw:g>
                  <svg:desc>'Test Ratio 0.8'.B12:'Test Ratio 0.8'.B12</svg:desc>
                </draw:g>
              </table:table-cell>
              <table:table-cell office:value-type="float" office:value="NaN">
                <text:p>NaN</text:p>
                <draw:g>
                  <svg:desc>'Test Ratio 0.8'.C12:'Test Ratio 0.8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900</text:p>
                <draw:g>
                  <svg:desc>'Test Ratio 0.8'.B13:'Test Ratio 0.8'.B13</svg:desc>
                </draw:g>
              </table:table-cell>
              <table:table-cell office:value-type="float" office:value="NaN">
                <text:p>NaN</text:p>
                <draw:g>
                  <svg:desc>'Test Ratio 0.8'.C13:'Test Ratio 0.8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745032745">
                <text:p>0.72745032745</text:p>
              </table:table-cell>
            </table:table-row>
            <table:table-row>
              <table:table-cell office:value-type="string">
                <text:p>1800</text:p>
                <draw:g>
                  <svg:desc>'Test Ratio 0.8'.B14:'Test Ratio 0.8'.B14</svg:desc>
                </draw:g>
              </table:table-cell>
              <table:table-cell office:value-type="float" office:value="NaN">
                <text:p>NaN</text:p>
                <draw:g>
                  <svg:desc>'Test Ratio 0.8'.C14:'Test Ratio 0.8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1</text:p>
        </chart:subtitle>
        <chart:legend chart:legend-position="end" svg:x="14.469cm" svg:y="1.51cm" style:legend-expansion="high" chart:style-name="ch4"/>
        <chart:plot-area chart:style-name="ch5" table:cell-range-address="'Test Ratio 0.1'.B2:'Test Ratio 0.1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1'.C2:'Test Ratio 0.1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1'.C3:'Test Ratio 0.1'.G3" chart:label-cell-address="'Test Ratio 0.1'.B3:'Test Ratio 0.1'.B3" chart:class="chart:bar">
            <chart:data-point chart:repeated="5"/>
          </chart:series>
          <chart:series chart:style-name="ch12" chart:values-cell-range-address="'Test Ratio 0.1'.C4:'Test Ratio 0.1'.G4" chart:label-cell-address="'Test Ratio 0.1'.B4:'Test Ratio 0.1'.B4" chart:class="chart:bar">
            <chart:data-point chart:repeated="5"/>
          </chart:series>
          <chart:series chart:style-name="ch13" chart:values-cell-range-address="'Test Ratio 0.1'.C5:'Test Ratio 0.1'.G5" chart:label-cell-address="'Test Ratio 0.1'.B5:'Test Ratio 0.1'.B5" chart:class="chart:bar">
            <chart:data-point chart:repeated="5"/>
          </chart:series>
          <chart:series chart:style-name="ch14" chart:values-cell-range-address="'Test Ratio 0.1'.C6:'Test Ratio 0.1'.G6" chart:label-cell-address="'Test Ratio 0.1'.B6:'Test Ratio 0.1'.B6" chart:class="chart:bar">
            <chart:data-point chart:repeated="5"/>
          </chart:series>
          <chart:series chart:style-name="ch15" chart:values-cell-range-address="'Test Ratio 0.1'.C7:'Test Ratio 0.1'.G7" chart:label-cell-address="'Test Ratio 0.1'.B7:'Test Ratio 0.1'.B7" chart:class="chart:bar">
            <chart:data-point chart:repeated="5"/>
          </chart:series>
          <chart:series chart:style-name="ch16" chart:values-cell-range-address="'Test Ratio 0.1'.C8:'Test Ratio 0.1'.G8" chart:label-cell-address="'Test Ratio 0.1'.B8:'Test Ratio 0.1'.B8" chart:class="chart:bar">
            <chart:data-point chart:repeated="5"/>
          </chart:series>
          <chart:series chart:style-name="ch17" chart:values-cell-range-address="'Test Ratio 0.1'.C9:'Test Ratio 0.1'.G9" chart:label-cell-address="'Test Ratio 0.1'.B9:'Test Ratio 0.1'.B9" chart:class="chart:bar">
            <chart:data-point chart:repeated="5"/>
          </chart:series>
          <chart:series chart:style-name="ch18" chart:values-cell-range-address="'Test Ratio 0.1'.C10:'Test Ratio 0.1'.G10" chart:label-cell-address="'Test Ratio 0.1'.B10:'Test Ratio 0.1'.B10" chart:class="chart:bar">
            <chart:data-point chart:repeated="5"/>
          </chart:series>
          <chart:series chart:style-name="ch19" chart:values-cell-range-address="'Test Ratio 0.1'.C11:'Test Ratio 0.1'.G11" chart:label-cell-address="'Test Ratio 0.1'.B11:'Test Ratio 0.1'.B11" chart:class="chart:bar">
            <chart:data-point chart:repeated="5"/>
          </chart:series>
          <chart:series chart:style-name="ch20" chart:values-cell-range-address="'Test Ratio 0.1'.C12:'Test Ratio 0.1'.G12" chart:label-cell-address="'Test Ratio 0.1'.B12:'Test Ratio 0.1'.B12" chart:class="chart:bar">
            <chart:data-point chart:repeated="5"/>
          </chart:series>
          <chart:series chart:style-name="ch21" chart:values-cell-range-address="'Test Ratio 0.1'.C13:'Test Ratio 0.1'.G13" chart:label-cell-address="'Test Ratio 0.1'.B13:'Test Ratio 0.1'.B13" chart:class="chart:bar">
            <chart:data-point chart:repeated="5"/>
          </chart:series>
          <chart:series chart:style-name="ch22" chart:values-cell-range-address="'Test Ratio 0.1'.C14:'Test Ratio 0.1'.G14" chart:label-cell-address="'Test Ratio 0.1'.B14:'Test Ratio 0.1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1'.C2:'Test Ratio 0.1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1'.B3:'Test Ratio 0.1'.B3</svg:desc>
                </draw:g>
              </table:table-cell>
              <table:table-cell office:value-type="float" office:value="0.797970984602">
                <text:p>0.797970984602</text:p>
                <draw:g>
                  <svg:desc>'Test Ratio 0.1'.C3:'Test Ratio 0.1'.G3</svg:desc>
                </draw:g>
              </table:table-cell>
              <table:table-cell office:value-type="float" office:value="0.582977534448">
                <text:p>0.582977534448</text:p>
              </table:table-cell>
              <table:table-cell office:value-type="float" office:value="0.62266313933">
                <text:p>0.62266313933</text:p>
              </table:table-cell>
              <table:table-cell office:value-type="float" office:value="0.675925925926">
                <text:p>0.67592592592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2</text:p>
                <draw:g>
                  <svg:desc>'Test Ratio 0.1'.B4:'Test Ratio 0.1'.B4</svg:desc>
                </draw:g>
              </table:table-cell>
              <table:table-cell office:value-type="float" office:value="0.810456697299">
                <text:p>0.810456697299</text:p>
                <draw:g>
                  <svg:desc>'Test Ratio 0.1'.C4:'Test Ratio 0.1'.G4</svg:desc>
                </draw:g>
              </table:table-cell>
              <table:table-cell office:value-type="float" office:value="0.681685906686">
                <text:p>0.681685906686</text:p>
              </table:table-cell>
              <table:table-cell office:value-type="float" office:value="0.701366843034">
                <text:p>0.701366843034</text:p>
              </table:table-cell>
              <table:table-cell office:value-type="float" office:value="0.675925925926">
                <text:p>0.67592592592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</text:p>
                <draw:g>
                  <svg:desc>'Test Ratio 0.1'.B5:'Test Ratio 0.1'.B5</svg:desc>
                </draw:g>
              </table:table-cell>
              <table:table-cell office:value-type="float" office:value="0.722156738648">
                <text:p>0.722156738648</text:p>
                <draw:g>
                  <svg:desc>'Test Ratio 0.1'.C5:'Test Ratio 0.1'.G5</svg:desc>
                </draw:g>
              </table:table-cell>
              <table:table-cell office:value-type="float" office:value="0.681685906686">
                <text:p>0.681685906686</text:p>
              </table:table-cell>
              <table:table-cell office:value-type="float" office:value="0.701366843034">
                <text:p>0.701366843034</text:p>
              </table:table-cell>
              <table:table-cell office:value-type="float" office:value="0.675925925926">
                <text:p>0.67592592592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4</text:p>
                <draw:g>
                  <svg:desc>'Test Ratio 0.1'.B6:'Test Ratio 0.1'.B6</svg:desc>
                </draw:g>
              </table:table-cell>
              <table:table-cell office:value-type="float" office:value="0.722156738648">
                <text:p>0.722156738648</text:p>
                <draw:g>
                  <svg:desc>'Test Ratio 0.1'.C6:'Test Ratio 0.1'.G6</svg:desc>
                </draw:g>
              </table:table-cell>
              <table:table-cell office:value-type="float" office:value="0.681685906686">
                <text:p>0.681685906686</text:p>
              </table:table-cell>
              <table:table-cell office:value-type="float" office:value="0.701366843034">
                <text:p>0.701366843034</text:p>
              </table:table-cell>
              <table:table-cell office:value-type="float" office:value="0.675925925926">
                <text:p>0.67592592592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5</text:p>
                <draw:g>
                  <svg:desc>'Test Ratio 0.1'.B7:'Test Ratio 0.1'.B7</svg:desc>
                </draw:g>
              </table:table-cell>
              <table:table-cell office:value-type="float" office:value="0.722156738648">
                <text:p>0.722156738648</text:p>
                <draw:g>
                  <svg:desc>'Test Ratio 0.1'.C7:'Test Ratio 0.1'.G7</svg:desc>
                </draw:g>
              </table:table-cell>
              <table:table-cell office:value-type="float" office:value="0.681685906686">
                <text:p>0.681685906686</text:p>
              </table:table-cell>
              <table:table-cell office:value-type="float" office:value="0.701366843034">
                <text:p>0.701366843034</text:p>
              </table:table-cell>
              <table:table-cell office:value-type="float" office:value="0.675925925926">
                <text:p>0.67592592592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10</text:p>
                <draw:g>
                  <svg:desc>'Test Ratio 0.1'.B8:'Test Ratio 0.1'.B8</svg:desc>
                </draw:g>
              </table:table-cell>
              <table:table-cell office:value-type="float" office:value="0.722156738648">
                <text:p>0.722156738648</text:p>
                <draw:g>
                  <svg:desc>'Test Ratio 0.1'.C8:'Test Ratio 0.1'.G8</svg:desc>
                </draw:g>
              </table:table-cell>
              <table:table-cell office:value-type="float" office:value="0.681685906686">
                <text:p>0.681685906686</text:p>
              </table:table-cell>
              <table:table-cell office:value-type="float" office:value="0.701366843034">
                <text:p>0.701366843034</text:p>
              </table:table-cell>
              <table:table-cell office:value-type="float" office:value="0.675925925926">
                <text:p>0.67592592592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0</text:p>
                <draw:g>
                  <svg:desc>'Test Ratio 0.1'.B9:'Test Ratio 0.1'.B9</svg:desc>
                </draw:g>
              </table:table-cell>
              <table:table-cell office:value-type="float" office:value="0.722156738648">
                <text:p>0.722156738648</text:p>
                <draw:g>
                  <svg:desc>'Test Ratio 0.1'.C9:'Test Ratio 0.1'.G9</svg:desc>
                </draw:g>
              </table:table-cell>
              <table:table-cell office:value-type="float" office:value="0.681685906686">
                <text:p>0.681685906686</text:p>
              </table:table-cell>
              <table:table-cell office:value-type="float" office:value="0.701366843034">
                <text:p>0.701366843034</text:p>
              </table:table-cell>
              <table:table-cell office:value-type="float" office:value="0.675925925926">
                <text:p>0.67592592592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60</text:p>
                <draw:g>
                  <svg:desc>'Test Ratio 0.1'.B10:'Test Ratio 0.1'.B10</svg:desc>
                </draw:g>
              </table:table-cell>
              <table:table-cell office:value-type="float" office:value="0.722156738648">
                <text:p>0.722156738648</text:p>
                <draw:g>
                  <svg:desc>'Test Ratio 0.1'.C10:'Test Ratio 0.1'.G10</svg:desc>
                </draw:g>
              </table:table-cell>
              <table:table-cell office:value-type="float" office:value="0.681685906686">
                <text:p>0.681685906686</text:p>
              </table:table-cell>
              <table:table-cell office:value-type="float" office:value="0.701366843034">
                <text:p>0.701366843034</text:p>
              </table:table-cell>
              <table:table-cell office:value-type="float" office:value="0.675925925926">
                <text:p>0.67592592592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00</text:p>
                <draw:g>
                  <svg:desc>'Test Ratio 0.1'.B11:'Test Ratio 0.1'.B11</svg:desc>
                </draw:g>
              </table:table-cell>
              <table:table-cell office:value-type="float" office:value="NaN">
                <text:p>NaN</text:p>
                <draw:g>
                  <svg:desc>'Test Ratio 0.1'.C11:'Test Ratio 0.1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925925926">
                <text:p>0.67592592592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600</text:p>
                <draw:g>
                  <svg:desc>'Test Ratio 0.1'.B12:'Test Ratio 0.1'.B12</svg:desc>
                </draw:g>
              </table:table-cell>
              <table:table-cell office:value-type="float" office:value="NaN">
                <text:p>NaN</text:p>
                <draw:g>
                  <svg:desc>'Test Ratio 0.1'.C12:'Test Ratio 0.1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900</text:p>
                <draw:g>
                  <svg:desc>'Test Ratio 0.1'.B13:'Test Ratio 0.1'.B13</svg:desc>
                </draw:g>
              </table:table-cell>
              <table:table-cell office:value-type="float" office:value="NaN">
                <text:p>NaN</text:p>
                <draw:g>
                  <svg:desc>'Test Ratio 0.1'.C13:'Test Ratio 0.1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1800</text:p>
                <draw:g>
                  <svg:desc>'Test Ratio 0.1'.B14:'Test Ratio 0.1'.B14</svg:desc>
                </draw:g>
              </table:table-cell>
              <table:table-cell office:value-type="float" office:value="NaN">
                <text:p>NaN</text:p>
                <draw:g>
                  <svg:desc>'Test Ratio 0.1'.C14:'Test Ratio 0.1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2</text:p>
        </chart:subtitle>
        <chart:legend chart:legend-position="end" svg:x="14.469cm" svg:y="1.51cm" style:legend-expansion="high" chart:style-name="ch4"/>
        <chart:plot-area chart:style-name="ch5" table:cell-range-address="'Test Ratio 0.2'.B2:'Test Ratio 0.2'.G14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text">
            <chart:title svg:x="5.487cm" svg:y="8.037cm" chart:style-name="ch7">
              <text:p>Labeling period / feature length</text:p>
            </chart:title>
            <chart:categories table:cell-range-address="'Test Ratio 0.2'.C2:'Test Ratio 0.2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2'.C3:'Test Ratio 0.2'.G3" chart:label-cell-address="'Test Ratio 0.2'.B3:'Test Ratio 0.2'.B3" chart:class="chart:bar">
            <chart:data-point chart:repeated="5"/>
          </chart:series>
          <chart:series chart:style-name="ch12" chart:values-cell-range-address="'Test Ratio 0.2'.C4:'Test Ratio 0.2'.G4" chart:label-cell-address="'Test Ratio 0.2'.B4:'Test Ratio 0.2'.B4" chart:class="chart:bar">
            <chart:data-point chart:repeated="5"/>
          </chart:series>
          <chart:series chart:style-name="ch13" chart:values-cell-range-address="'Test Ratio 0.2'.C5:'Test Ratio 0.2'.G5" chart:label-cell-address="'Test Ratio 0.2'.B5:'Test Ratio 0.2'.B5" chart:class="chart:bar">
            <chart:data-point chart:repeated="5"/>
          </chart:series>
          <chart:series chart:style-name="ch14" chart:values-cell-range-address="'Test Ratio 0.2'.C6:'Test Ratio 0.2'.G6" chart:label-cell-address="'Test Ratio 0.2'.B6:'Test Ratio 0.2'.B6" chart:class="chart:bar">
            <chart:data-point chart:repeated="5"/>
          </chart:series>
          <chart:series chart:style-name="ch15" chart:values-cell-range-address="'Test Ratio 0.2'.C7:'Test Ratio 0.2'.G7" chart:label-cell-address="'Test Ratio 0.2'.B7:'Test Ratio 0.2'.B7" chart:class="chart:bar">
            <chart:data-point chart:repeated="5"/>
          </chart:series>
          <chart:series chart:style-name="ch16" chart:values-cell-range-address="'Test Ratio 0.2'.C8:'Test Ratio 0.2'.G8" chart:label-cell-address="'Test Ratio 0.2'.B8:'Test Ratio 0.2'.B8" chart:class="chart:bar">
            <chart:data-point chart:repeated="5"/>
          </chart:series>
          <chart:series chart:style-name="ch17" chart:values-cell-range-address="'Test Ratio 0.2'.C9:'Test Ratio 0.2'.G9" chart:label-cell-address="'Test Ratio 0.2'.B9:'Test Ratio 0.2'.B9" chart:class="chart:bar">
            <chart:data-point chart:repeated="5"/>
          </chart:series>
          <chart:series chart:style-name="ch18" chart:values-cell-range-address="'Test Ratio 0.2'.C10:'Test Ratio 0.2'.G10" chart:label-cell-address="'Test Ratio 0.2'.B10:'Test Ratio 0.2'.B10" chart:class="chart:bar">
            <chart:data-point chart:repeated="5"/>
          </chart:series>
          <chart:series chart:style-name="ch19" chart:values-cell-range-address="'Test Ratio 0.2'.C11:'Test Ratio 0.2'.G11" chart:label-cell-address="'Test Ratio 0.2'.B11:'Test Ratio 0.2'.B11" chart:class="chart:bar">
            <chart:data-point chart:repeated="5"/>
          </chart:series>
          <chart:series chart:style-name="ch20" chart:values-cell-range-address="'Test Ratio 0.2'.C12:'Test Ratio 0.2'.G12" chart:label-cell-address="'Test Ratio 0.2'.B12:'Test Ratio 0.2'.B12" chart:class="chart:bar">
            <chart:data-point chart:repeated="5"/>
          </chart:series>
          <chart:series chart:style-name="ch21" chart:values-cell-range-address="'Test Ratio 0.2'.C13:'Test Ratio 0.2'.G13" chart:label-cell-address="'Test Ratio 0.2'.B13:'Test Ratio 0.2'.B13" chart:class="chart:bar">
            <chart:data-point chart:repeated="5"/>
          </chart:series>
          <chart:series chart:style-name="ch22" chart:values-cell-range-address="'Test Ratio 0.2'.C14:'Test Ratio 0.2'.G14" chart:label-cell-address="'Test Ratio 0.2'.B14:'Test Ratio 0.2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2'.C2:'Test Ratio 0.2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2'.B3:'Test Ratio 0.2'.B3</svg:desc>
                </draw:g>
              </table:table-cell>
              <table:table-cell office:value-type="float" office:value="0.991915056621">
                <text:p>0.991915056621</text:p>
                <draw:g>
                  <svg:desc>'Test Ratio 0.2'.C3:'Test Ratio 0.2'.G3</svg:desc>
                </draw:g>
              </table:table-cell>
              <table:table-cell office:value-type="float" office:value="0.32175347132">
                <text:p>0.32175347132</text:p>
              </table:table-cell>
              <table:table-cell office:value-type="float" office:value="0.590739933871">
                <text:p>0.590739933871</text:p>
              </table:table-cell>
              <table:table-cell office:value-type="float" office:value="0.679783950617">
                <text:p>0.679783950617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2</text:p>
                <draw:g>
                  <svg:desc>'Test Ratio 0.2'.B4:'Test Ratio 0.2'.B4</svg:desc>
                </draw:g>
              </table:table-cell>
              <table:table-cell office:value-type="float" office:value="0.844208453941">
                <text:p>0.844208453941</text:p>
                <draw:g>
                  <svg:desc>'Test Ratio 0.2'.C4:'Test Ratio 0.2'.G4</svg:desc>
                </draw:g>
              </table:table-cell>
              <table:table-cell office:value-type="float" office:value="0.694147343004">
                <text:p>0.694147343004</text:p>
              </table:table-cell>
              <table:table-cell office:value-type="float" office:value="0.711785646557">
                <text:p>0.711785646557</text:p>
              </table:table-cell>
              <table:table-cell office:value-type="float" office:value="0.679783950617">
                <text:p>0.679783950617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3</text:p>
                <draw:g>
                  <svg:desc>'Test Ratio 0.2'.B5:'Test Ratio 0.2'.B5</svg:desc>
                </draw:g>
              </table:table-cell>
              <table:table-cell office:value-type="float" office:value="0.718732703465">
                <text:p>0.718732703465</text:p>
                <draw:g>
                  <svg:desc>'Test Ratio 0.2'.C5:'Test Ratio 0.2'.G5</svg:desc>
                </draw:g>
              </table:table-cell>
              <table:table-cell office:value-type="float" office:value="0.696562801941">
                <text:p>0.696562801941</text:p>
              </table:table-cell>
              <table:table-cell office:value-type="float" office:value="0.711785646557">
                <text:p>0.711785646557</text:p>
              </table:table-cell>
              <table:table-cell office:value-type="float" office:value="0.679783950617">
                <text:p>0.679783950617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4</text:p>
                <draw:g>
                  <svg:desc>'Test Ratio 0.2'.B6:'Test Ratio 0.2'.B6</svg:desc>
                </draw:g>
              </table:table-cell>
              <table:table-cell office:value-type="float" office:value="0.718732703465">
                <text:p>0.718732703465</text:p>
                <draw:g>
                  <svg:desc>'Test Ratio 0.2'.C6:'Test Ratio 0.2'.G6</svg:desc>
                </draw:g>
              </table:table-cell>
              <table:table-cell office:value-type="float" office:value="0.696562801941">
                <text:p>0.696562801941</text:p>
              </table:table-cell>
              <table:table-cell office:value-type="float" office:value="0.711785646557">
                <text:p>0.711785646557</text:p>
              </table:table-cell>
              <table:table-cell office:value-type="float" office:value="0.679783950617">
                <text:p>0.679783950617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5</text:p>
                <draw:g>
                  <svg:desc>'Test Ratio 0.2'.B7:'Test Ratio 0.2'.B7</svg:desc>
                </draw:g>
              </table:table-cell>
              <table:table-cell office:value-type="float" office:value="0.718732703465">
                <text:p>0.718732703465</text:p>
                <draw:g>
                  <svg:desc>'Test Ratio 0.2'.C7:'Test Ratio 0.2'.G7</svg:desc>
                </draw:g>
              </table:table-cell>
              <table:table-cell office:value-type="float" office:value="0.696562801941">
                <text:p>0.696562801941</text:p>
              </table:table-cell>
              <table:table-cell office:value-type="float" office:value="0.711785646557">
                <text:p>0.711785646557</text:p>
              </table:table-cell>
              <table:table-cell office:value-type="float" office:value="0.679783950617">
                <text:p>0.679783950617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10</text:p>
                <draw:g>
                  <svg:desc>'Test Ratio 0.2'.B8:'Test Ratio 0.2'.B8</svg:desc>
                </draw:g>
              </table:table-cell>
              <table:table-cell office:value-type="float" office:value="0.718732703465">
                <text:p>0.718732703465</text:p>
                <draw:g>
                  <svg:desc>'Test Ratio 0.2'.C8:'Test Ratio 0.2'.G8</svg:desc>
                </draw:g>
              </table:table-cell>
              <table:table-cell office:value-type="float" office:value="0.696562801941">
                <text:p>0.696562801941</text:p>
              </table:table-cell>
              <table:table-cell office:value-type="float" office:value="0.711785646557">
                <text:p>0.711785646557</text:p>
              </table:table-cell>
              <table:table-cell office:value-type="float" office:value="0.679783950617">
                <text:p>0.679783950617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30</text:p>
                <draw:g>
                  <svg:desc>'Test Ratio 0.2'.B9:'Test Ratio 0.2'.B9</svg:desc>
                </draw:g>
              </table:table-cell>
              <table:table-cell office:value-type="float" office:value="0.718732703465">
                <text:p>0.718732703465</text:p>
                <draw:g>
                  <svg:desc>'Test Ratio 0.2'.C9:'Test Ratio 0.2'.G9</svg:desc>
                </draw:g>
              </table:table-cell>
              <table:table-cell office:value-type="float" office:value="0.696562801941">
                <text:p>0.696562801941</text:p>
              </table:table-cell>
              <table:table-cell office:value-type="float" office:value="0.711785646557">
                <text:p>0.711785646557</text:p>
              </table:table-cell>
              <table:table-cell office:value-type="float" office:value="0.679783950617">
                <text:p>0.679783950617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60</text:p>
                <draw:g>
                  <svg:desc>'Test Ratio 0.2'.B10:'Test Ratio 0.2'.B10</svg:desc>
                </draw:g>
              </table:table-cell>
              <table:table-cell office:value-type="float" office:value="0.718732703465">
                <text:p>0.718732703465</text:p>
                <draw:g>
                  <svg:desc>'Test Ratio 0.2'.C10:'Test Ratio 0.2'.G10</svg:desc>
                </draw:g>
              </table:table-cell>
              <table:table-cell office:value-type="float" office:value="0.696562801941">
                <text:p>0.696562801941</text:p>
              </table:table-cell>
              <table:table-cell office:value-type="float" office:value="0.711785646557">
                <text:p>0.711785646557</text:p>
              </table:table-cell>
              <table:table-cell office:value-type="float" office:value="0.679783950617">
                <text:p>0.679783950617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300</text:p>
                <draw:g>
                  <svg:desc>'Test Ratio 0.2'.B11:'Test Ratio 0.2'.B11</svg:desc>
                </draw:g>
              </table:table-cell>
              <table:table-cell office:value-type="float" office:value="NaN">
                <text:p>NaN</text:p>
                <draw:g>
                  <svg:desc>'Test Ratio 0.2'.C11:'Test Ratio 0.2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783950617">
                <text:p>0.679783950617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600</text:p>
                <draw:g>
                  <svg:desc>'Test Ratio 0.2'.B12:'Test Ratio 0.2'.B12</svg:desc>
                </draw:g>
              </table:table-cell>
              <table:table-cell office:value-type="float" office:value="NaN">
                <text:p>NaN</text:p>
                <draw:g>
                  <svg:desc>'Test Ratio 0.2'.C12:'Test Ratio 0.2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900</text:p>
                <draw:g>
                  <svg:desc>'Test Ratio 0.2'.B13:'Test Ratio 0.2'.B13</svg:desc>
                </draw:g>
              </table:table-cell>
              <table:table-cell office:value-type="float" office:value="NaN">
                <text:p>NaN</text:p>
                <draw:g>
                  <svg:desc>'Test Ratio 0.2'.C13:'Test Ratio 0.2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5740740741">
                <text:p>0.765740740741</text:p>
              </table:table-cell>
            </table:table-row>
            <table:table-row>
              <table:table-cell office:value-type="string">
                <text:p>1800</text:p>
                <draw:g>
                  <svg:desc>'Test Ratio 0.2'.B14:'Test Ratio 0.2'.B14</svg:desc>
                </draw:g>
              </table:table-cell>
              <table:table-cell office:value-type="float" office:value="NaN">
                <text:p>NaN</text:p>
                <draw:g>
                  <svg:desc>'Test Ratio 0.2'.C14:'Test Ratio 0.2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3</text:p>
        </chart:subtitle>
        <chart:legend chart:legend-position="end" svg:x="14.469cm" svg:y="1.51cm" style:legend-expansion="high" chart:style-name="ch4"/>
        <chart:plot-area chart:style-name="ch5" table:cell-range-address="'Test Ratio 0.3'.B2:'Test Ratio 0.3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3'.C2:'Test Ratio 0.3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3'.C3:'Test Ratio 0.3'.G3" chart:label-cell-address="'Test Ratio 0.3'.B3:'Test Ratio 0.3'.B3" chart:class="chart:bar">
            <chart:data-point chart:repeated="5"/>
          </chart:series>
          <chart:series chart:style-name="ch12" chart:values-cell-range-address="'Test Ratio 0.3'.C4:'Test Ratio 0.3'.G4" chart:label-cell-address="'Test Ratio 0.3'.B4:'Test Ratio 0.3'.B4" chart:class="chart:bar">
            <chart:data-point chart:repeated="5"/>
          </chart:series>
          <chart:series chart:style-name="ch13" chart:values-cell-range-address="'Test Ratio 0.3'.C5:'Test Ratio 0.3'.G5" chart:label-cell-address="'Test Ratio 0.3'.B5:'Test Ratio 0.3'.B5" chart:class="chart:bar">
            <chart:data-point chart:repeated="5"/>
          </chart:series>
          <chart:series chart:style-name="ch14" chart:values-cell-range-address="'Test Ratio 0.3'.C6:'Test Ratio 0.3'.G6" chart:label-cell-address="'Test Ratio 0.3'.B6:'Test Ratio 0.3'.B6" chart:class="chart:bar">
            <chart:data-point chart:repeated="5"/>
          </chart:series>
          <chart:series chart:style-name="ch15" chart:values-cell-range-address="'Test Ratio 0.3'.C7:'Test Ratio 0.3'.G7" chart:label-cell-address="'Test Ratio 0.3'.B7:'Test Ratio 0.3'.B7" chart:class="chart:bar">
            <chart:data-point chart:repeated="5"/>
          </chart:series>
          <chart:series chart:style-name="ch16" chart:values-cell-range-address="'Test Ratio 0.3'.C8:'Test Ratio 0.3'.G8" chart:label-cell-address="'Test Ratio 0.3'.B8:'Test Ratio 0.3'.B8" chart:class="chart:bar">
            <chart:data-point chart:repeated="5"/>
          </chart:series>
          <chart:series chart:style-name="ch17" chart:values-cell-range-address="'Test Ratio 0.3'.C9:'Test Ratio 0.3'.G9" chart:label-cell-address="'Test Ratio 0.3'.B9:'Test Ratio 0.3'.B9" chart:class="chart:bar">
            <chart:data-point chart:repeated="5"/>
          </chart:series>
          <chart:series chart:style-name="ch18" chart:values-cell-range-address="'Test Ratio 0.3'.C10:'Test Ratio 0.3'.G10" chart:label-cell-address="'Test Ratio 0.3'.B10:'Test Ratio 0.3'.B10" chart:class="chart:bar">
            <chart:data-point chart:repeated="5"/>
          </chart:series>
          <chart:series chart:style-name="ch19" chart:values-cell-range-address="'Test Ratio 0.3'.C11:'Test Ratio 0.3'.G11" chart:label-cell-address="'Test Ratio 0.3'.B11:'Test Ratio 0.3'.B11" chart:class="chart:bar">
            <chart:data-point chart:repeated="5"/>
          </chart:series>
          <chart:series chart:style-name="ch20" chart:values-cell-range-address="'Test Ratio 0.3'.C12:'Test Ratio 0.3'.G12" chart:label-cell-address="'Test Ratio 0.3'.B12:'Test Ratio 0.3'.B12" chart:class="chart:bar">
            <chart:data-point chart:repeated="5"/>
          </chart:series>
          <chart:series chart:style-name="ch21" chart:values-cell-range-address="'Test Ratio 0.3'.C13:'Test Ratio 0.3'.G13" chart:label-cell-address="'Test Ratio 0.3'.B13:'Test Ratio 0.3'.B13" chart:class="chart:bar">
            <chart:data-point chart:repeated="5"/>
          </chart:series>
          <chart:series chart:style-name="ch22" chart:values-cell-range-address="'Test Ratio 0.3'.C14:'Test Ratio 0.3'.G14" chart:label-cell-address="'Test Ratio 0.3'.B14:'Test Ratio 0.3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3'.C2:'Test Ratio 0.3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3'.B3:'Test Ratio 0.3'.B3</svg:desc>
                </draw:g>
              </table:table-cell>
              <table:table-cell office:value-type="float" office:value="0.514261887672">
                <text:p>0.514261887672</text:p>
                <draw:g>
                  <svg:desc>'Test Ratio 0.3'.C3:'Test Ratio 0.3'.G3</svg:desc>
                </draw:g>
              </table:table-cell>
              <table:table-cell office:value-type="float" office:value="0.461610572191">
                <text:p>0.461610572191</text:p>
              </table:table-cell>
              <table:table-cell office:value-type="float" office:value="0.631214355724">
                <text:p>0.631214355724</text:p>
              </table:table-cell>
              <table:table-cell office:value-type="float" office:value="0.68284030784">
                <text:p>0.68284030784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2</text:p>
                <draw:g>
                  <svg:desc>'Test Ratio 0.3'.B4:'Test Ratio 0.3'.B4</svg:desc>
                </draw:g>
              </table:table-cell>
              <table:table-cell office:value-type="float" office:value="0.794955192002">
                <text:p>0.794955192002</text:p>
                <draw:g>
                  <svg:desc>'Test Ratio 0.3'.C4:'Test Ratio 0.3'.G4</svg:desc>
                </draw:g>
              </table:table-cell>
              <table:table-cell office:value-type="float" office:value="0.706132753858">
                <text:p>0.706132753858</text:p>
              </table:table-cell>
              <table:table-cell office:value-type="float" office:value="0.702015236942">
                <text:p>0.702015236942</text:p>
              </table:table-cell>
              <table:table-cell office:value-type="float" office:value="0.68284030784">
                <text:p>0.68284030784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3</text:p>
                <draw:g>
                  <svg:desc>'Test Ratio 0.3'.B5:'Test Ratio 0.3'.B5</svg:desc>
                </draw:g>
              </table:table-cell>
              <table:table-cell office:value-type="float" office:value="0.726684371421">
                <text:p>0.726684371421</text:p>
                <draw:g>
                  <svg:desc>'Test Ratio 0.3'.C5:'Test Ratio 0.3'.G5</svg:desc>
                </draw:g>
              </table:table-cell>
              <table:table-cell office:value-type="float" office:value="0.710174494011">
                <text:p>0.710174494011</text:p>
              </table:table-cell>
              <table:table-cell office:value-type="float" office:value="0.704540489467">
                <text:p>0.704540489467</text:p>
              </table:table-cell>
              <table:table-cell office:value-type="float" office:value="0.68284030784">
                <text:p>0.68284030784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4</text:p>
                <draw:g>
                  <svg:desc>'Test Ratio 0.3'.B6:'Test Ratio 0.3'.B6</svg:desc>
                </draw:g>
              </table:table-cell>
              <table:table-cell office:value-type="float" office:value="0.72855297264">
                <text:p>0.72855297264</text:p>
                <draw:g>
                  <svg:desc>'Test Ratio 0.3'.C6:'Test Ratio 0.3'.G6</svg:desc>
                </draw:g>
              </table:table-cell>
              <table:table-cell office:value-type="float" office:value="0.710174494011">
                <text:p>0.710174494011</text:p>
              </table:table-cell>
              <table:table-cell office:value-type="float" office:value="0.704540489467">
                <text:p>0.704540489467</text:p>
              </table:table-cell>
              <table:table-cell office:value-type="float" office:value="0.68284030784">
                <text:p>0.68284030784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5</text:p>
                <draw:g>
                  <svg:desc>'Test Ratio 0.3'.B7:'Test Ratio 0.3'.B7</svg:desc>
                </draw:g>
              </table:table-cell>
              <table:table-cell office:value-type="float" office:value="0.72855297264">
                <text:p>0.72855297264</text:p>
                <draw:g>
                  <svg:desc>'Test Ratio 0.3'.C7:'Test Ratio 0.3'.G7</svg:desc>
                </draw:g>
              </table:table-cell>
              <table:table-cell office:value-type="float" office:value="0.710174494011">
                <text:p>0.710174494011</text:p>
              </table:table-cell>
              <table:table-cell office:value-type="float" office:value="0.704540489467">
                <text:p>0.704540489467</text:p>
              </table:table-cell>
              <table:table-cell office:value-type="float" office:value="0.68284030784">
                <text:p>0.68284030784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10</text:p>
                <draw:g>
                  <svg:desc>'Test Ratio 0.3'.B8:'Test Ratio 0.3'.B8</svg:desc>
                </draw:g>
              </table:table-cell>
              <table:table-cell office:value-type="float" office:value="0.72855297264">
                <text:p>0.72855297264</text:p>
                <draw:g>
                  <svg:desc>'Test Ratio 0.3'.C8:'Test Ratio 0.3'.G8</svg:desc>
                </draw:g>
              </table:table-cell>
              <table:table-cell office:value-type="float" office:value="0.710174494011">
                <text:p>0.710174494011</text:p>
              </table:table-cell>
              <table:table-cell office:value-type="float" office:value="0.704540489467">
                <text:p>0.704540489467</text:p>
              </table:table-cell>
              <table:table-cell office:value-type="float" office:value="0.68284030784">
                <text:p>0.68284030784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30</text:p>
                <draw:g>
                  <svg:desc>'Test Ratio 0.3'.B9:'Test Ratio 0.3'.B9</svg:desc>
                </draw:g>
              </table:table-cell>
              <table:table-cell office:value-type="float" office:value="0.72855297264">
                <text:p>0.72855297264</text:p>
                <draw:g>
                  <svg:desc>'Test Ratio 0.3'.C9:'Test Ratio 0.3'.G9</svg:desc>
                </draw:g>
              </table:table-cell>
              <table:table-cell office:value-type="float" office:value="0.710174494011">
                <text:p>0.710174494011</text:p>
              </table:table-cell>
              <table:table-cell office:value-type="float" office:value="0.704540489467">
                <text:p>0.704540489467</text:p>
              </table:table-cell>
              <table:table-cell office:value-type="float" office:value="0.68284030784">
                <text:p>0.68284030784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60</text:p>
                <draw:g>
                  <svg:desc>'Test Ratio 0.3'.B10:'Test Ratio 0.3'.B10</svg:desc>
                </draw:g>
              </table:table-cell>
              <table:table-cell office:value-type="float" office:value="0.72855297264">
                <text:p>0.72855297264</text:p>
                <draw:g>
                  <svg:desc>'Test Ratio 0.3'.C10:'Test Ratio 0.3'.G10</svg:desc>
                </draw:g>
              </table:table-cell>
              <table:table-cell office:value-type="float" office:value="0.710174494011">
                <text:p>0.710174494011</text:p>
              </table:table-cell>
              <table:table-cell office:value-type="float" office:value="0.704540489467">
                <text:p>0.704540489467</text:p>
              </table:table-cell>
              <table:table-cell office:value-type="float" office:value="0.68284030784">
                <text:p>0.68284030784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300</text:p>
                <draw:g>
                  <svg:desc>'Test Ratio 0.3'.B11:'Test Ratio 0.3'.B11</svg:desc>
                </draw:g>
              </table:table-cell>
              <table:table-cell office:value-type="float" office:value="NaN">
                <text:p>NaN</text:p>
                <draw:g>
                  <svg:desc>'Test Ratio 0.3'.C11:'Test Ratio 0.3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284030784">
                <text:p>0.68284030784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600</text:p>
                <draw:g>
                  <svg:desc>'Test Ratio 0.3'.B12:'Test Ratio 0.3'.B12</svg:desc>
                </draw:g>
              </table:table-cell>
              <table:table-cell office:value-type="float" office:value="NaN">
                <text:p>NaN</text:p>
                <draw:g>
                  <svg:desc>'Test Ratio 0.3'.C12:'Test Ratio 0.3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900</text:p>
                <draw:g>
                  <svg:desc>'Test Ratio 0.3'.B13:'Test Ratio 0.3'.B13</svg:desc>
                </draw:g>
              </table:table-cell>
              <table:table-cell office:value-type="float" office:value="NaN">
                <text:p>NaN</text:p>
                <draw:g>
                  <svg:desc>'Test Ratio 0.3'.C13:'Test Ratio 0.3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132275132">
                <text:p>0.750132275132</text:p>
              </table:table-cell>
            </table:table-row>
            <table:table-row>
              <table:table-cell office:value-type="string">
                <text:p>1800</text:p>
                <draw:g>
                  <svg:desc>'Test Ratio 0.3'.B14:'Test Ratio 0.3'.B14</svg:desc>
                </draw:g>
              </table:table-cell>
              <table:table-cell office:value-type="float" office:value="NaN">
                <text:p>NaN</text:p>
                <draw:g>
                  <svg:desc>'Test Ratio 0.3'.C14:'Test Ratio 0.3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9</text:p>
        </chart:subtitle>
        <chart:legend chart:legend-position="end" svg:x="14.455cm" svg:y="1.508cm" style:legend-expansion="high" chart:style-name="ch4"/>
        <chart:plot-area chart:style-name="ch5" table:cell-range-address="'Test Ratio 0.9'.B2:'Test Ratio 0.9'.G14" chart:data-source-has-labels="both" svg:x="1.313cm" svg:y="2.152cm" svg:width="12.823cm" svg:height="5.701cm">
          <chartooo:coordinate-region svg:x="2.446cm" svg:y="2.348cm" svg:width="11.69cm" svg:height="4.866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9'.C2:'Test Ratio 0.9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9'.C3:'Test Ratio 0.9'.G3" chart:label-cell-address="'Test Ratio 0.9'.B3:'Test Ratio 0.9'.B3" chart:class="chart:bar">
            <chart:data-point chart:repeated="5"/>
          </chart:series>
          <chart:series chart:style-name="ch12" chart:values-cell-range-address="'Test Ratio 0.9'.C4:'Test Ratio 0.9'.G4" chart:label-cell-address="'Test Ratio 0.9'.B4:'Test Ratio 0.9'.B4" chart:class="chart:bar">
            <chart:data-point chart:repeated="5"/>
          </chart:series>
          <chart:series chart:style-name="ch13" chart:values-cell-range-address="'Test Ratio 0.9'.C5:'Test Ratio 0.9'.G5" chart:label-cell-address="'Test Ratio 0.9'.B5:'Test Ratio 0.9'.B5" chart:class="chart:bar">
            <chart:data-point chart:repeated="5"/>
          </chart:series>
          <chart:series chart:style-name="ch14" chart:values-cell-range-address="'Test Ratio 0.9'.C6:'Test Ratio 0.9'.G6" chart:label-cell-address="'Test Ratio 0.9'.B6:'Test Ratio 0.9'.B6" chart:class="chart:bar">
            <chart:data-point chart:repeated="5"/>
          </chart:series>
          <chart:series chart:style-name="ch15" chart:values-cell-range-address="'Test Ratio 0.9'.C7:'Test Ratio 0.9'.G7" chart:label-cell-address="'Test Ratio 0.9'.B7:'Test Ratio 0.9'.B7" chart:class="chart:bar">
            <chart:data-point chart:repeated="5"/>
          </chart:series>
          <chart:series chart:style-name="ch16" chart:values-cell-range-address="'Test Ratio 0.9'.C8:'Test Ratio 0.9'.G8" chart:label-cell-address="'Test Ratio 0.9'.B8:'Test Ratio 0.9'.B8" chart:class="chart:bar">
            <chart:data-point chart:repeated="5"/>
          </chart:series>
          <chart:series chart:style-name="ch17" chart:values-cell-range-address="'Test Ratio 0.9'.C9:'Test Ratio 0.9'.G9" chart:label-cell-address="'Test Ratio 0.9'.B9:'Test Ratio 0.9'.B9" chart:class="chart:bar">
            <chart:data-point chart:repeated="5"/>
          </chart:series>
          <chart:series chart:style-name="ch18" chart:values-cell-range-address="'Test Ratio 0.9'.C10:'Test Ratio 0.9'.G10" chart:label-cell-address="'Test Ratio 0.9'.B10:'Test Ratio 0.9'.B10" chart:class="chart:bar">
            <chart:data-point chart:repeated="5"/>
          </chart:series>
          <chart:series chart:style-name="ch19" chart:values-cell-range-address="'Test Ratio 0.9'.C11:'Test Ratio 0.9'.G11" chart:label-cell-address="'Test Ratio 0.9'.B11:'Test Ratio 0.9'.B11" chart:class="chart:bar">
            <chart:data-point chart:repeated="5"/>
          </chart:series>
          <chart:series chart:style-name="ch20" chart:values-cell-range-address="'Test Ratio 0.9'.C12:'Test Ratio 0.9'.G12" chart:label-cell-address="'Test Ratio 0.9'.B12:'Test Ratio 0.9'.B12" chart:class="chart:bar">
            <chart:data-point chart:repeated="5"/>
          </chart:series>
          <chart:series chart:style-name="ch21" chart:values-cell-range-address="'Test Ratio 0.9'.C13:'Test Ratio 0.9'.G13" chart:label-cell-address="'Test Ratio 0.9'.B13:'Test Ratio 0.9'.B13" chart:class="chart:bar">
            <chart:data-point chart:repeated="5"/>
          </chart:series>
          <chart:series chart:style-name="ch22" chart:values-cell-range-address="'Test Ratio 0.9'.C14:'Test Ratio 0.9'.G14" chart:label-cell-address="'Test Ratio 0.9'.B14:'Test Ratio 0.9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9'.C2:'Test Ratio 0.9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9'.B3:'Test Ratio 0.9'.B3</svg:desc>
                </draw:g>
              </table:table-cell>
              <table:table-cell office:value-type="float" office:value="0.715642692887">
                <text:p>0.715642692887</text:p>
                <draw:g>
                  <svg:desc>'Test Ratio 0.9'.C3:'Test Ratio 0.9'.G3</svg:desc>
                </draw:g>
              </table:table-cell>
              <table:table-cell office:value-type="float" office:value="0.711751700618">
                <text:p>0.711751700618</text:p>
              </table:table-cell>
              <table:table-cell office:value-type="float" office:value="0.710680279407">
                <text:p>0.710680279407</text:p>
              </table:table-cell>
              <table:table-cell office:value-type="float" office:value="0.704962466493">
                <text:p>0.704962466493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2</text:p>
                <draw:g>
                  <svg:desc>'Test Ratio 0.9'.B4:'Test Ratio 0.9'.B4</svg:desc>
                </draw:g>
              </table:table-cell>
              <table:table-cell office:value-type="float" office:value="0.715642692887">
                <text:p>0.715642692887</text:p>
                <draw:g>
                  <svg:desc>'Test Ratio 0.9'.C4:'Test Ratio 0.9'.G4</svg:desc>
                </draw:g>
              </table:table-cell>
              <table:table-cell office:value-type="float" office:value="0.711751700618">
                <text:p>0.711751700618</text:p>
              </table:table-cell>
              <table:table-cell office:value-type="float" office:value="0.710680279407">
                <text:p>0.710680279407</text:p>
              </table:table-cell>
              <table:table-cell office:value-type="float" office:value="0.704962466493">
                <text:p>0.704962466493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3</text:p>
                <draw:g>
                  <svg:desc>'Test Ratio 0.9'.B5:'Test Ratio 0.9'.B5</svg:desc>
                </draw:g>
              </table:table-cell>
              <table:table-cell office:value-type="float" office:value="0.715642692887">
                <text:p>0.715642692887</text:p>
                <draw:g>
                  <svg:desc>'Test Ratio 0.9'.C5:'Test Ratio 0.9'.G5</svg:desc>
                </draw:g>
              </table:table-cell>
              <table:table-cell office:value-type="float" office:value="0.711751700618">
                <text:p>0.711751700618</text:p>
              </table:table-cell>
              <table:table-cell office:value-type="float" office:value="0.710680279407">
                <text:p>0.710680279407</text:p>
              </table:table-cell>
              <table:table-cell office:value-type="float" office:value="0.704962466493">
                <text:p>0.704962466493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4</text:p>
                <draw:g>
                  <svg:desc>'Test Ratio 0.9'.B6:'Test Ratio 0.9'.B6</svg:desc>
                </draw:g>
              </table:table-cell>
              <table:table-cell office:value-type="float" office:value="0.715642692887">
                <text:p>0.715642692887</text:p>
                <draw:g>
                  <svg:desc>'Test Ratio 0.9'.C6:'Test Ratio 0.9'.G6</svg:desc>
                </draw:g>
              </table:table-cell>
              <table:table-cell office:value-type="float" office:value="0.711751700618">
                <text:p>0.711751700618</text:p>
              </table:table-cell>
              <table:table-cell office:value-type="float" office:value="0.710680279407">
                <text:p>0.710680279407</text:p>
              </table:table-cell>
              <table:table-cell office:value-type="float" office:value="0.704962466493">
                <text:p>0.704962466493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5</text:p>
                <draw:g>
                  <svg:desc>'Test Ratio 0.9'.B7:'Test Ratio 0.9'.B7</svg:desc>
                </draw:g>
              </table:table-cell>
              <table:table-cell office:value-type="float" office:value="0.715642692887">
                <text:p>0.715642692887</text:p>
                <draw:g>
                  <svg:desc>'Test Ratio 0.9'.C7:'Test Ratio 0.9'.G7</svg:desc>
                </draw:g>
              </table:table-cell>
              <table:table-cell office:value-type="float" office:value="0.711751700618">
                <text:p>0.711751700618</text:p>
              </table:table-cell>
              <table:table-cell office:value-type="float" office:value="0.710680279407">
                <text:p>0.710680279407</text:p>
              </table:table-cell>
              <table:table-cell office:value-type="float" office:value="0.704962466493">
                <text:p>0.704962466493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10</text:p>
                <draw:g>
                  <svg:desc>'Test Ratio 0.9'.B8:'Test Ratio 0.9'.B8</svg:desc>
                </draw:g>
              </table:table-cell>
              <table:table-cell office:value-type="float" office:value="0.715642692887">
                <text:p>0.715642692887</text:p>
                <draw:g>
                  <svg:desc>'Test Ratio 0.9'.C8:'Test Ratio 0.9'.G8</svg:desc>
                </draw:g>
              </table:table-cell>
              <table:table-cell office:value-type="float" office:value="0.711751700618">
                <text:p>0.711751700618</text:p>
              </table:table-cell>
              <table:table-cell office:value-type="float" office:value="0.710680279407">
                <text:p>0.710680279407</text:p>
              </table:table-cell>
              <table:table-cell office:value-type="float" office:value="0.704962466493">
                <text:p>0.704962466493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30</text:p>
                <draw:g>
                  <svg:desc>'Test Ratio 0.9'.B9:'Test Ratio 0.9'.B9</svg:desc>
                </draw:g>
              </table:table-cell>
              <table:table-cell office:value-type="float" office:value="0.715642692887">
                <text:p>0.715642692887</text:p>
                <draw:g>
                  <svg:desc>'Test Ratio 0.9'.C9:'Test Ratio 0.9'.G9</svg:desc>
                </draw:g>
              </table:table-cell>
              <table:table-cell office:value-type="float" office:value="0.711751700618">
                <text:p>0.711751700618</text:p>
              </table:table-cell>
              <table:table-cell office:value-type="float" office:value="0.710680279407">
                <text:p>0.710680279407</text:p>
              </table:table-cell>
              <table:table-cell office:value-type="float" office:value="0.704962466493">
                <text:p>0.704962466493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60</text:p>
                <draw:g>
                  <svg:desc>'Test Ratio 0.9'.B10:'Test Ratio 0.9'.B10</svg:desc>
                </draw:g>
              </table:table-cell>
              <table:table-cell office:value-type="float" office:value="0.715642692887">
                <text:p>0.715642692887</text:p>
                <draw:g>
                  <svg:desc>'Test Ratio 0.9'.C10:'Test Ratio 0.9'.G10</svg:desc>
                </draw:g>
              </table:table-cell>
              <table:table-cell office:value-type="float" office:value="0.711751700618">
                <text:p>0.711751700618</text:p>
              </table:table-cell>
              <table:table-cell office:value-type="float" office:value="0.710680279407">
                <text:p>0.710680279407</text:p>
              </table:table-cell>
              <table:table-cell office:value-type="float" office:value="0.704962466493">
                <text:p>0.704962466493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300</text:p>
                <draw:g>
                  <svg:desc>'Test Ratio 0.9'.B11:'Test Ratio 0.9'.B11</svg:desc>
                </draw:g>
              </table:table-cell>
              <table:table-cell office:value-type="float" office:value="NaN">
                <text:p>NaN</text:p>
                <draw:g>
                  <svg:desc>'Test Ratio 0.9'.C11:'Test Ratio 0.9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4962466493">
                <text:p>0.704962466493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600</text:p>
                <draw:g>
                  <svg:desc>'Test Ratio 0.9'.B12:'Test Ratio 0.9'.B12</svg:desc>
                </draw:g>
              </table:table-cell>
              <table:table-cell office:value-type="float" office:value="NaN">
                <text:p>NaN</text:p>
                <draw:g>
                  <svg:desc>'Test Ratio 0.9'.C12:'Test Ratio 0.9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900</text:p>
                <draw:g>
                  <svg:desc>'Test Ratio 0.9'.B13:'Test Ratio 0.9'.B13</svg:desc>
                </draw:g>
              </table:table-cell>
              <table:table-cell office:value-type="float" office:value="NaN">
                <text:p>NaN</text:p>
                <draw:g>
                  <svg:desc>'Test Ratio 0.9'.C13:'Test Ratio 0.9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5661375661">
                <text:p>0.725661375661</text:p>
              </table:table-cell>
            </table:table-row>
            <table:table-row>
              <table:table-cell office:value-type="string">
                <text:p>1800</text:p>
                <draw:g>
                  <svg:desc>'Test Ratio 0.9'.B14:'Test Ratio 0.9'.B14</svg:desc>
                </draw:g>
              </table:table-cell>
              <table:table-cell office:value-type="float" office:value="NaN">
                <text:p>NaN</text:p>
                <draw:g>
                  <svg:desc>'Test Ratio 0.9'.C14:'Test Ratio 0.9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